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1000000001D32C84ABC71FCAF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1" svg:font-family="Arial"/>
    <style:font-face style:name="Consolas1" svg:font-family="Consolas"/>
    <style:font-face style:name="Arial5" svg:font-family="Arial" style:font-family-generic="modern"/>
    <style:font-face style:name="Courier New2" svg:font-family="'Courier New'" style:font-family-generic="modern"/>
    <style:font-face style:name="Arial4" svg:font-family="Arial" style:font-family-generic="roma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6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35cm" draw:stroke-linejoin="miter" draw:fill="none" draw:textarea-vertical-align="top" draw:auto-grow-height="false" draw:fit-to-size="false" fo:min-height="0cm" fo:min-width="0cm" fo:padding-top="0.381cm" fo:padding-bottom="0.381cm" fo:padding-left="0.508cm" fo:padding-right="0.508cm" fo:wrap-option="wrap"/>
    </style:style>
    <style:style style:name="gr3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no-wrap"/>
    </style:style>
    <style:style style:name="gr4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wrap"/>
    </style:style>
    <style:style style:name="gr5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fo:padding-top="0.381cm" fo:padding-bottom="0.381cm" fo:padding-left="0.508cm" fo:padding-right="0.508cm" fo:wrap-option="wrap"/>
    </style:style>
    <style:style style:name="gr6" style:family="graphic" style:parent-style-name="standard">
      <style:graphic-properties draw:stroke="solid" svg:stroke-width="0.026cm" svg:stroke-color="#000000" draw:fill="bitmap" draw:fill-image-name="msFillBitmap_20_11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7" style:family="graphic" style:parent-style-name="standard">
      <style:graphic-properties draw:stroke="solid" svg:stroke-width="0.035cm" svg:stroke-color="#a6a1a1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wrap" draw:shadow="visible" draw:shadow-offset-x="0cm" draw:shadow-offset-y="0.078cm" draw:shadow-color="#000000" draw:shadow-opacity="32%"/>
    </style:style>
    <style:style style:name="gr8" style:family="graphic" style:parent-style-name="standard">
      <style:graphic-properties draw:stroke="solid" svg:stroke-width="0.071cm" svg:stroke-color="#00b05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000000" draw:fill="bitmap" draw:fill-image-name="msFillBitmap_20_12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1" style:family="graphic" style:parent-style-name="standard">
      <style:graphic-properties draw:stroke="solid" svg:stroke-width="0.026cm" svg:stroke-color="#000000" draw:fill="bitmap" draw:fill-image-name="msFillBitmap_20_13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2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8">
      <style:graphic-properties draw:stroke="solid" svg:stroke-width="0.035cm" svg:stroke-color="#9c3510" draw:fill="solid" draw:fill-color="#d34817" draw:textarea-vertical-align="middle" draw:auto-grow-height="false" draw:fit-to-size="false" fo:min-height="4.262cm" fo:min-width="12.22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000000" draw:fill="bitmap" draw:fill-image-name="msFillBitmap_20_14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5" style:family="graphic" style:parent-style-name="standard">
      <style:graphic-properties draw:stroke="solid" svg:stroke-width="0.035cm" svg:stroke-color="#6b6162" draw:fill="solid" draw:fill-color="#918485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26cm" svg:stroke-color="#000000" draw:fill="bitmap" draw:fill-image-name="msFillBitmap_20_15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2.497cm" fo:min-width="11.14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7" style:family="graphic" style:parent-style-name="standard">
      <style:graphic-properties draw:stroke="none" draw:fill="none" fo:min-height="18.152cm"/>
    </style:style>
    <style:style style:name="gr18" style:family="graphic" style:parent-style-name="standard">
      <style:graphic-properties draw:stroke="solid" svg:stroke-width="0.026cm" svg:stroke-color="#000000" draw:fill="bitmap" draw:fill-image-name="msFillBitmap_20_16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9" style:family="graphic" style:parent-style-name="standard">
      <style:graphic-properties draw:stroke="solid" svg:stroke-width="0.026cm" svg:stroke-color="#000000" draw:fill="bitmap" draw:fill-image-name="msFillBitmap_20_17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20" style:family="graphic" style:parent-style-name="standard">
      <style:graphic-properties draw:stroke="solid" svg:stroke-width="0.026cm" svg:stroke-color="#000000" draw:fill="bitmap" draw:fill-image-name="msFillBitmap_20_18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21" style:family="graphic" style:parent-style-name="standard">
      <style:graphic-properties draw:stroke="none" svg:stroke-width="0.035cm" draw:stroke-linejoin="miter" draw:fill="none" draw:textarea-vertical-align="top" draw:auto-grow-height="false" draw:fit-to-size="false" fo:min-height="0cm" fo:min-width="0cm" fo:padding-top="0.123cm" fo:padding-bottom="0.123cm" fo:padding-left="0.251cm" fo:padding-right="0.251cm" fo:wrap-option="wrap"/>
    </style:style>
    <style:style style:name="gr22" style:family="graphic" style:parent-style-name="standard">
      <style:graphic-properties draw:stroke="solid" svg:stroke-width="0.026cm" svg:stroke-color="#000000" draw:fill="bitmap" draw:fill-image-name="msFillBitmap_20_19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23" style:family="graphic" style:parent-style-name="standard">
      <style:graphic-properties draw:stroke="solid" svg:stroke-width="0.106cm" svg:stroke-color="#00b05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fill-color="#ffffff" fo:min-height="13.364cm"/>
    </style:style>
    <style:style style:name="pr4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fo:min-height="3.181cm" fo:padding-top="0.125cm" fo:padding-bottom="0.254cm" fo:padding-left="0.25cm" fo:padding-right="0.25cm" fo:wrap-option="wrap"/>
    </style:style>
    <style:style style:name="pr5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6" style:family="presentation" style:parent-style-name="כותרת_20_ותוכן-notes">
      <style:graphic-properties draw:fill-color="#ffffff" fo:min-height="13.364cm"/>
    </style:style>
    <style:style style:name="pr7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8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9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pr10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11" style:family="presentation" style:parent-style-name="כותרת_20_ותוכן-title">
      <style:graphic-properties fo:min-height="1.776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9" style:family="paragraph">
      <style:paragraph-properties fo:margin-top="0.226cm" fo:margin-bottom="0cm" fo:line-height="100%" fo:text-align="start" style:punctuation-wrap="hanging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1" style:family="paragraph">
      <style:paragraph-properties fo:margin-top="0cm" fo:margin-bottom="0cm" fo:line-height="100%" fo:text-align="start" style:punctuation-wrap="hanging" style:writing-mode="lr-tb"/>
    </style:style>
    <style:style style:name="P12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4" style:family="paragraph">
      <style:paragraph-properties fo:margin-top="0cm" fo:margin-bottom="0cm" fo:line-height="100%" fo:text-align="start" style:writing-mode="lr-tb"/>
    </style:style>
    <style:style style:name="P15" style:family="paragraph">
      <style:paragraph-properties fo:margin-left="0cm" fo:margin-right="0cm" fo:margin-top="0cm" fo:margin-bottom="0cm" fo:line-height="90%" fo:text-align="start" fo:text-indent="0cm" style:writing-mode="lr-tb"/>
    </style:style>
    <style:style style:name="P16" style:family="paragraph">
      <loext:graphic-properties draw:fill="bitmap" draw:fill-image-name="msFillBitmap_20_11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17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style:paragraph-properties fo:margin-top="0cm" fo:margin-bottom="0cm" fo:line-height="120%" fo:text-align="start" style:writing-mode="lr-tb"/>
    </style:style>
    <style:style style:name="P19" style:family="paragraph">
      <loext:graphic-properties draw:fill="solid" draw:fill-color="#ffffff"/>
      <style:paragraph-properties fo:margin-top="0cm" fo:margin-bottom="0cm" fo:line-height="120%" fo:text-align="start" style:writing-mode="lr-tb" style:font-independent-line-spacing="true"/>
      <style:text-properties fo:font-size="24pt"/>
    </style:style>
    <style:style style:name="P20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2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22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23" style:family="paragraph">
      <loext:graphic-properties draw:fill="none" draw:fill-color="#ffffff"/>
      <style:paragraph-properties fo:margin-top="0cm" fo:margin-bottom="0cm" fo:line-height="100%" fo:text-align="end" style:punctuation-wrap="simple" style:writing-mode="rl-tb" style:font-independent-line-spacing="true"/>
      <style:text-properties fo:font-size="13pt" style:font-size-asian="14pt" style:font-size-complex="14pt"/>
    </style:style>
    <style:style style:name="P24" style:family="paragraph">
      <style:paragraph-properties fo:margin-left="0cm" fo:margin-right="0cm" fo:margin-top="0.205cm" fo:margin-bottom="0cm" fo:line-height="14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style:paragraph-properties fo:margin-top="0cm" fo:margin-bottom="0cm" fo:line-height="100%" fo:text-align="center" style:writing-mode="lr-tb"/>
    </style:style>
    <style:style style:name="P26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27" style:family="paragraph">
      <loext:graphic-properties draw:fill="bitmap" draw:fill-image-name="msFillBitmap_20_12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28" style:family="paragraph">
      <style:paragraph-properties fo:margin-top="0cm" fo:margin-bottom="0cm" fo:line-height="90%" fo:text-align="start" style:writing-mode="lr-tb"/>
    </style:style>
    <style:style style:name="P29" style:family="paragraph">
      <loext:graphic-properties draw:fill="bitmap" draw:fill-image-name="msFillBitmap_20_13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30" style:family="paragraph">
      <style:paragraph-properties fo:margin-top="0cm" fo:margin-bottom="0cm" fo:line-height="100%" fo:text-align="center" style:writing-mode="rl-tb"/>
    </style:style>
    <style:style style:name="P31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P32" style:family="paragraph">
      <loext:graphic-properties draw:fill="solid" draw:fill-color="#d34817"/>
      <style:paragraph-properties fo:margin-top="0cm" fo:margin-bottom="0cm" fo:line-height="100%" fo:text-align="center" style:writing-mode="rl-tb" style:font-independent-line-spacing="true"/>
      <style:text-properties fo:font-size="24pt"/>
    </style:style>
    <style:style style:name="P33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34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35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37" style:family="paragraph">
      <loext:graphic-properties draw:fill="solid" draw:fill-color="#d34817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24pt"/>
    </style:style>
    <style:style style:name="P38" style:family="paragraph">
      <style:paragraph-properties fo:margin-left="0.794cm" fo:margin-right="0cm" fo:margin-top="0cm" fo:margin-bottom="0cm" fo:line-height="90%" fo:text-align="start" fo:text-indent="-0.793cm" style:writing-mode="lr-tb">
        <style:tab-stops>
          <style:tab-stop style:position="0cm"/>
        </style:tab-stops>
      </style:paragraph-properties>
    </style:style>
    <style:style style:name="P39" style:family="paragraph">
      <style:paragraph-properties fo:margin-left="0.794cm" fo:margin-right="0cm" fo:margin-top="0cm" fo:margin-bottom="0cm" fo:line-height="90%" fo:text-align="start" fo:text-indent="-0.793cm" style:writing-mode="rl-tb">
        <style:tab-stops>
          <style:tab-stop style:position="0cm"/>
        </style:tab-stops>
      </style:paragraph-properties>
    </style:style>
    <style:style style:name="P40" style:family="paragraph">
      <loext:graphic-properties draw:fill="bitmap" draw:fill-image-name="msFillBitmap_20_14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41" style:family="paragraph">
      <style:paragraph-properties fo:margin-left="0cm" fo:margin-right="0cm" fo:margin-top="0.205cm" fo:margin-bottom="0cm" fo:line-height="12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2" style:family="paragraph">
      <loext:graphic-properties draw:fill="none"/>
      <style:paragraph-properties fo:text-align="start" style:font-independent-line-spacing="true"/>
      <style:text-properties style:font-name="Times New Roman" fo:font-size="26pt"/>
    </style:style>
    <style:style style:name="P43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P44" style:family="paragraph">
      <loext:graphic-properties draw:fill="none"/>
      <style:paragraph-properties fo:text-align="start" style:font-independent-line-spacing="true"/>
      <style:text-properties style:font-name="Courier New1" fo:font-size="26pt"/>
    </style:style>
    <style:style style:name="P45" style:family="paragraph">
      <loext:graphic-properties draw:fill="bitmap" draw:fill-image-name="msFillBitmap_20_15" draw:fill-image-width="0.394cm" draw:fill-image-height="0.024cm" style:repeat="repeat" draw:fill-image-ref-point-x="0%" draw:fill-image-ref-point-y="0%" draw:fill-image-ref-point="center"/>
      <style:paragraph-properties fo:margin-left="0.794cm" fo:margin-right="0cm" fo:margin-top="0cm" fo:margin-bottom="0cm" fo:line-height="90%" fo:text-align="start" fo:text-indent="-0.793cm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46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style:font-name="Courier New1" fo:font-size="18pt" fo:hyphenate="false"/>
    </style:style>
    <style:style style:name="P47" style:family="paragraph">
      <loext:graphic-properties draw:fill-color="#ffffff"/>
      <style:text-properties fo:font-size="20pt"/>
    </style:style>
    <style:style style:name="P48" style:family="paragraph">
      <loext:graphic-properties draw:fill="bitmap" draw:fill-image-name="msFillBitmap_20_16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49" style:family="paragraph">
      <style:paragraph-properties fo:margin-left="1.693cm" fo:margin-right="0cm" fo:margin-top="0cm" fo:margin-bottom="0cm" fo:line-height="90%" fo:text-align="start" fo:text-indent="-1.692cm" style:writing-mode="lr-tb">
        <style:tab-stops>
          <style:tab-stop style:position="0cm"/>
        </style:tab-stops>
      </style:paragraph-properties>
    </style:style>
    <style:style style:name="P50" style:family="paragraph">
      <loext:graphic-properties draw:fill="bitmap" draw:fill-image-name="msFillBitmap_20_17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51" style:family="paragraph">
      <loext:graphic-properties draw:fill="bitmap" draw:fill-image-name="msFillBitmap_20_18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52" style:family="paragraph">
      <loext:graphic-properties draw:fill="bitmap" draw:fill-image-name="msFillBitmap_20_19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53" style:family="paragraph">
      <style:paragraph-properties fo:margin-left="0cm" fo:margin-right="0cm" fo:margin-top="0.205cm" fo:margin-bottom="0cm" fo:line-height="160%" fo:text-align="start" fo:text-indent="0cm" style:punctuation-wrap="hanging" style:writing-mode="lr-tb"/>
      <style:text-properties fo:hyphenate="false"/>
    </style:style>
    <style:style style:name="P54" style:family="paragraph">
      <style:paragraph-properties fo:text-align="start" style:writing-mode="lr-tb"/>
      <style:text-properties fo:font-size="44pt"/>
    </style:style>
    <style:style style:name="P55" style:family="paragraph">
      <style:text-properties fo:font-size="36pt"/>
    </style:style>
    <style:style style:name="P56" style:family="paragraph">
      <loext:graphic-properties draw:fill="none" draw:fill-color="#ffffff"/>
      <style:text-properties fo:font-size="36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italic" style:text-underline-style="none" fo:font-weight="normal" style:font-size-asian="32pt" style:font-style-asian="italic" style:font-weight-asian="normal" style:font-name-complex="Arial3" style:font-size-complex="32pt" style:font-style-complex="italic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9" style:family="text">
      <style:text-properties fo:font-variant="normal" fo:text-transform="none" fo:color="#800080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10" style:family="text">
      <style:text-properties fo:font-variant="normal" fo:text-transform="none" fo:color="#008000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12" style:family="text">
      <style:text-properties fo:font-variant="normal" fo:text-transform="none" fo:color="#008000" style:text-line-through-style="none" style:text-line-through-type="none" style:text-position="0% 100%" style:font-name="Consola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3" style:family="text">
      <style:text-properties fo:font-variant="normal" fo:text-transform="none" fo:color="#0000ff" style:text-line-through-style="none" style:text-line-through-type="none" style:text-position="0% 100%" style:font-name="Consola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onsola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5" style:family="text">
      <style:text-properties fo:font-variant="normal" fo:text-transform="none" fo:color="#00800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6" style:family="text">
      <style:text-properties fo:font-variant="normal" fo:text-transform="none" fo:color="#0000ff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onsolas1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27pt" fo:letter-spacing="normal" fo:font-style="normal" style:text-underline-style="none" fo:font-weight="normal" style:font-size-asian="27pt" style:font-style-asian="normal" style:font-weight-asian="normal" style:font-name-complex="Courier New1" style:font-size-complex="27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1" style:family="text">
      <style:text-properties fo:font-variant="normal" fo:text-transform="none" fo:color="#0000ff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23" style:family="text">
      <style:text-properties fo:font-variant="normal" fo:text-transform="none" fo:color="#800080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24" style:family="text">
      <style:text-properties fo:font-variant="normal" fo:text-transform="none" fo:color="#008000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26" style:family="text">
      <style:text-properties fo:font-variant="normal" fo:text-transform="none" fo:color="#800080" style:text-line-through-style="none" style:text-line-through-type="none" style:text-position="0% 100%" style:font-name="Consola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font-variant="normal" fo:text-transform="none" fo:color="#ff0000" style:text-line-through-style="none" style:text-line-through-type="none" style:text-position="0% 100%" style:font-name="Consola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31" style:family="text">
      <style:text-properties fo:font-variant="normal" fo:text-transform="none" fo:color="#696464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2" style:family="text">
      <style:text-properties fo:font-variant="normal" fo:text-transform="none" fo:color="#00800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3" style:family="text">
      <style:text-properties fo:font-variant="normal" fo:text-transform="none" fo:color="#0000ff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name-complex="Courier New1" style:font-size-complex="28pt" style:font-style-complex="normal" style:font-weight-complex="normal"/>
    </style:style>
    <style:style style:name="T36" style:family="text">
      <style:text-properties fo:font-variant="normal" fo:text-transform="none" fo:color="#80008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7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italic" style:text-underline-style="solid" style:text-underline-width="auto" style:text-underline-color="font-color" fo:font-weight="normal" style:font-size-asian="26pt" style:font-style-asian="italic" style:font-weight-asian="normal" style:font-size-complex="26pt" style:font-style-complex="italic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0" style:family="text">
      <style:text-properties fo:font-variant="normal" fo:text-transform="none" fo:color="#ffffff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name-complex="Arial3" style:font-size-complex="22pt" style:font-style-complex="normal" style:font-weight-complex="normal"/>
    </style:style>
    <style:style style:name="T41" style:family="text">
      <style:text-properties fo:font-variant="normal" fo:text-transform="none" fo:color="#0000ff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3" style:family="text">
      <style:text-properties fo:font-variant="normal" fo:text-transform="none" fo:color="#008000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4" style:family="text">
      <style:text-properties fo:font-variant="normal" fo:text-transform="none" fo:color="#0000ff" style:text-line-through-style="none" style:text-line-through-type="none" style:text-position="0% 100%" style:font-name="Consolas1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Consolas1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46" style:family="text">
      <style:text-properties fo:font-variant="normal" fo:text-transform="none" fo:color="#ff0000" style:text-line-through-style="none" style:text-line-through-type="none" style:text-position="0% 100%" style:font-name="Consolas1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47" style:family="text">
      <style:text-properties fo:font-variant="normal" fo:text-transform="none" fo:color="#008000" style:text-line-through-style="none" style:text-line-through-type="none" style:text-position="0% 100%" style:font-name="Consolas1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48" style:family="text">
      <style:text-properties fo:font-variant="normal" fo:text-transform="none" fo:color="#80000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9" style:family="text">
      <style:text-properties fo:font-variant="normal" fo:text-transform="none" fo:color="#cc990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2" style:family="text">
      <style:text-properties fo:font-variant="normal" fo:text-transform="none" fo:color="#0000ff" style:text-line-through-style="none" style:text-line-through-type="none" style:text-position="0% 100%" style:font-name="Courier New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Courier New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54" style:family="text">
      <style:text-properties fo:font-variant="normal" fo:text-transform="none" fo:color="#800080" style:text-line-through-style="none" style:text-line-through-type="none" style:text-position="0% 100%" style:font-name="Courier New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55" style:family="text">
      <style:text-properties fo:font-variant="normal" fo:text-transform="none" fo:color="#008000" style:text-line-through-style="none" style:text-line-through-type="none" style:text-position="0% 100%" style:font-name="Courier New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56" style:family="text">
      <style:text-properties fo:font-variant="normal" fo:text-transform="none" fo:color="#80008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7" style:family="text">
      <style:text-properties fo:font-variant="normal" fo:text-transform="none" fo:color="#ff0000" style:text-line-through-style="none" style:text-line-through-type="none" style:text-position="0% 100%" style:font-name="Courier New1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59" style:family="text">
      <style:text-properties fo:font-variant="normal" fo:text-transform="none" fo:color="#00b050" style:text-line-through-style="none" style:text-line-through-type="none" style:text-position="0% 100%" style:font-name="Courier New1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60" style:family="text">
      <style:text-properties fo:font-variant="normal" fo:text-transform="none" fo:color="#0000ff" style:text-line-through-style="none" style:text-line-through-type="none" style:text-position="0% 100%" style:font-name="Consola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2" style:family="text">
      <style:text-properties fo:font-variant="normal" fo:text-transform="none" fo:color="#000000" style:text-line-through-style="none" style:text-line-through-type="none" style:text-position="0% 100%" style:font-name="Consola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color="#009933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93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1.269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1.269cm"/>
        <style:text-properties style:font-name="Arial3" fo:color="#d34817" fo:font-size="85%"/>
      </text:list-level-style-bullet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952cm"/>
        <style:text-properties style:font-name="Arial3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1.474cm" text:min-label-width="1.013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1.73cm" text:min-label-width="0.757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497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 xml:id="id1" draw:id="id1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Reference variables</text:span></text:p>
          </draw:text-box>
        </draw:frame>
        <draw:frame draw:name="כותרת משנה 3" presentation:style-name="pr2" draw:text-style-name="P4" draw:layer="layout" svg:width="17.779cm" svg:height="4.444cm" svg:x="4.574cm" svg:y="11.474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Miri Ben-Nissan</text:span></text:p>
              </text:list-item>
              <text:list-item>
                <text:p text:style-name="P3"><text:span text:style-name="T2">Version 3: Dr. Erel Segal-Halevi</text:span></text:p>
              </text:list-item>
            </text:list>
          </draw:text-box>
        </draw:frame>
        <anim:par presentation:node-type="timing-root">
          <anim:par smil:begin="id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erences" draw:style-name="dp1" draw:master-page-name="כותרת_20_ותוכן" presentation:presentation-page-layout-name="AL2T11" xml:id="id2" draw:id="id2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eference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custom-shape draw:name="Text Box 3" draw:style-name="gr2" draw:text-style-name="P10" draw:layer="layout" svg:width="23.132cm" svg:height="14.847cm" svg:x="0.816cm" svg:y="3.409cm">
          <text:list text:style-name="L3">
            <text:list-item>
              <text:p text:style-name="P9"><text:span text:style-name="T5">A </text:span><text:span text:style-name="T6">reference</text:span><text:span text:style-name="T5"> is an alias – </text:span><text:span text:style-name="T5"><text:line-break/></text:span><text:span text:style-name="T5"> <text:s/>an alternative name to an existing objec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3" draw:text-style-name="P10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erences, example (not a useful one)" draw:style-name="dp1" draw:master-page-name="כותרת_20_ותוכן" presentation:presentation-page-layout-name="AL2T11" xml:id="id3" draw:id="id3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eferences, example (not a useful one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custom-shape draw:name="Text Box 3" draw:style-name="gr2" draw:text-style-name="P10" draw:layer="layout" svg:width="23.132cm" svg:height="14.847cm" svg:x="0.816cm" svg:y="3.409cm">
          <text:list text:style-name="L3">
            <text:list-item>
              <text:p text:style-name="P9"><text:span text:style-name="T5">A </text:span><text:span text:style-name="T6">reference</text:span><text:span text:style-name="T5"> is an alias – </text:span><text:span text:style-name="T5"><text:line-break/></text:span><text:span text:style-name="T5"> <text:s/>an alternative name to an existing object</text:span></text:p>
            </text:list-item>
          </text:list>
          <text:p text:style-name="P11"><text:span text:style-name="T7">int</text:span><text:span text:style-name="T8"> i = </text:span><text:span text:style-name="T9">10</text:span><text:span text:style-name="T8">; </text:span><text:span text:style-name="T8"><text:line-break/></text:span><text:span text:style-name="T7">int</text:span><text:span text:style-name="T8">&amp; j = i; </text:span><text:span text:style-name="T10">// j is a int reference </text:span><text:span text:style-name="T10"><text:line-break/></text:span><text:span text:style-name="T10"> <text:s text:c="11"/>// initialized only </text:span></text:p>
          <text:p text:style-name="P11"><text:span text:style-name="T10"><text:s text:c="12"/></text:span><text:span text:style-name="T10">// once ! </text:span><text:span text:style-name="T10"><text:line-break/></text:span><text:span text:style-name="T8">j += </text:span><text:span text:style-name="T9">5</text:span><text:span text:style-name="T8">; </text:span><text:span text:style-name="T10">// changes both i and j </text:span><text:span text:style-name="T10"><text:line-break/></text:span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3" draw:text-style-name="P10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erences, example (not a useful one)" draw:style-name="dp1" draw:master-page-name="כותרת_20_ותוכן" presentation:presentation-page-layout-name="AL2T11" xml:id="id4" draw:id="id4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eferences, example (not a useful one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custom-shape draw:name="Text Box 3" draw:style-name="gr2" draw:text-style-name="P10" draw:layer="layout" svg:width="23.132cm" svg:height="14.847cm" svg:x="0.816cm" svg:y="3.409cm">
          <text:list text:style-name="L3">
            <text:list-item>
              <text:p text:style-name="P9"><text:span text:style-name="T5">A </text:span><text:span text:style-name="T6">reference</text:span><text:span text:style-name="T5"> is an alias – </text:span><text:span text:style-name="T5"><text:line-break/></text:span><text:span text:style-name="T5"> <text:s/>an alternative name to an existing object</text:span></text:p>
            </text:list-item>
          </text:list>
          <text:p text:style-name="P11"><text:span text:style-name="T7">int</text:span><text:span text:style-name="T8"> i = </text:span><text:span text:style-name="T9">10</text:span><text:span text:style-name="T8">; </text:span><text:span text:style-name="T8"><text:line-break/></text:span><text:span text:style-name="T7">int</text:span><text:span text:style-name="T8">&amp; j = i; </text:span><text:span text:style-name="T10">// j is a int reference </text:span><text:span text:style-name="T10"><text:line-break/></text:span><text:span text:style-name="T10"> <text:s text:c="11"/>// initialized only </text:span></text:p>
          <text:p text:style-name="P11"><text:span text:style-name="T10"><text:s text:c="12"/></text:span><text:span text:style-name="T10">// once ! </text:span><text:span text:style-name="T10"><text:line-break/></text:span><text:span text:style-name="T8">j += </text:span><text:span text:style-name="T9">5</text:span><text:span text:style-name="T8">; </text:span><text:span text:style-name="T10">// changes both i and j </text:span><text:span text:style-name="T10"><text:line-break/></text:span><text:span text:style-name="T7">int</text:span><text:span text:style-name="T8">* k = </text:span><text:span text:style-name="T7">new</text:span><text:span text:style-name="T8"> </text:span><text:span text:style-name="T7">int</text:span><text:span text:style-name="T8">(); </text:span><text:span text:style-name="T8"><text:line-break/></text:span><text:span text:style-name="T8">j = k; </text:span><text:span text:style-name="T11">// error k is a pointer </text:span><text:span text:style-name="T10"><text:line-break/></text:span><text:span text:style-name="T8">j = *k; </text:span><text:span text:style-name="T10">// ok j and i equals to *k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3" draw:text-style-name="P10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famous swap" draw:style-name="dp1" draw:master-page-name="כותרת_20_ותוכן" presentation:presentation-page-layout-name="AL2T11" xml:id="id5" draw:id="id5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The famous swap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7" draw:text-style-name="P13" draw:layer="layout" svg:width="24.129cm" svg:height="15.662cm" svg:x="0.635cm" svg:y="2.752cm" presentation:class="outline" presentation:user-transformed="true">
          <draw:text-box>
            <text:p text:style-name="P12"><text:span text:style-name="T12">// C version </text:span><text:span text:style-name="T12"><text:line-break/></text:span><text:span text:style-name="T13">void</text:span><text:span text:style-name="T14"> swap </text:span></text:p>
            <text:p text:style-name="P12"><text:span text:style-name="T14"><text:s text:c="5"/></text:span><text:span text:style-name="T14">(</text:span><text:span text:style-name="T13">int</text:span><text:span text:style-name="T14"> *a, </text:span><text:span text:style-name="T13">int</text:span><text:span text:style-name="T14"> *b) </text:span><text:span text:style-name="T14"><text:line-break/></text:span><text:span text:style-name="T14">{ </text:span><text:span text:style-name="T14"><text:line-break/></text:span><text:span text:style-name="T14">   </text:span><text:span text:style-name="T13">int</text:span><text:span text:style-name="T14"> t = *a; </text:span><text:span text:style-name="T14"><text:line-break/></text:span><text:span text:style-name="T14">   *a = *b; </text:span><text:span text:style-name="T14"><text:line-break/></text:span><text:span text:style-name="T14">   *b = t; </text:span><text:span text:style-name="T14"><text:line-break/></text:span><text:span text:style-name="T14">} </text:span><text:span text:style-name="T14"><text:line-break/></text:span><text:span text:style-name="T14"><text:line-break/></text:span><text:span text:style-name="T14"><text:line-break/></text:span><text:span text:style-name="T14"/></text:p>
            <text:p text:style-name="P12"><text:span text:style-name="T14"><text:line-break/></text:span><text:span text:style-name="T14"/></text:p>
          </draw:text-box>
        </draw:frame>
        <draw:custom-shape draw:name="Text Box 4" draw:style-name="gr4" draw:text-style-name="P10" draw:layer="layout" svg:width="12.673cm" svg:height="12.955cm" svg:x="12.171cm" svg:y="2.54cm">
          <text:p text:style-name="P14"><text:span text:style-name="T15">// C++ version </text:span><text:span text:style-name="T15"><text:line-break/></text:span><text:span text:style-name="T16">void</text:span><text:span text:style-name="T17"> swap </text:span></text:p>
          <text:p text:style-name="P14"><text:span text:style-name="T17"><text:s text:c="5"/></text:span><text:span text:style-name="T17">(</text:span><text:span text:style-name="T16">int</text:span><text:span text:style-name="T17"> &amp;a, </text:span><text:span text:style-name="T16">int</text:span><text:span text:style-name="T17"> &amp;b) </text:span><text:span text:style-name="T17"><text:line-break/></text:span><text:span text:style-name="T17">{ </text:span><text:span text:style-name="T17"><text:line-break/></text:span><text:span text:style-name="T17">   </text:span><text:span text:style-name="T16">int</text:span><text:span text:style-name="T17"> t = a; </text:span><text:span text:style-name="T17"><text:line-break/></text:span><text:span text:style-name="T17">   a = b; </text:span><text:span text:style-name="T17"><text:line-break/></text:span><text:span text:style-name="T17">   b = t; </text:span><text:span text:style-name="T17"><text:line-break/></text:span><text:span text:style-name="T17">} </text:span><text:span text:style-name="T17"><text:line-break/></text:span><text:span text:style-name="T17"><text:line-break/></text:span><text:span text:style-name="T17"/></text:p>
          <text:p text:style-name="P14"><text:span text:style-name="T18"><text:line-break/></text:span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5" draw:text-style-name="P10" draw:layer="layout" svg:x1="12.17cm" svg:y1="3.175cm" svg:x2="12.171cm" svg:y2="10.583cm">
          <text:p/>
        </draw:line>
        <draw:custom-shape draw:name="Rectangle 7" draw:style-name="gr6" draw:text-style-name="P16" draw:layer="layout" svg:width="23.917cm" svg:height="6.552cm" svg:x="0.635cm" svg:y="11.853cm">
          <text:list text:style-name="L5">
            <text:list-item>
              <text:p text:style-name="P15"><text:span text:style-name="T19">More intuitive syntax</text:span></text:p>
            </text:list-item>
            <text:list-item>
              <text:p text:style-name="P15"><text:span text:style-name="T19">No pointer arithmetic mistakes</text:span></text:p>
            </text:list-item>
            <text:list-item>
              <text:p text:style-name="P15"><text:span text:style-name="T19">Ref variables are actually const pointers (standard implementation)</text:span></text:p>
            </text:list-item>
            <text:list-item>
              <text:p text:style-name="P15"><text:span text:style-name="T19">Must be initialized in their declaration (initialization list), like const variabl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y Value" draw:style-name="dp1" draw:master-page-name="כותרת_20_ותוכן" presentation:presentation-page-layout-name="AL2T11" xml:id="id6" draw:id="id6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By Value</text:span></text:p>
          </draw:text-box>
        </draw:frame>
        <draw:frame draw:name="מציין מיקום תוכן 2" presentation:style-name="pr7" draw:text-style-name="P13" draw:layer="layout" svg:width="21.589cm" svg:height="12.699cm" svg:x="2.54cm" svg:y="5.292cm" presentation:class="outline" presentation:user-transformed="true">
          <draw:text-box>
            <text:p text:style-name="P17"><text:span text:style-name="T20"/></text:p>
            <text:p text:style-name="P17"><text:span text:style-name="T20"/></text:p>
            <text:p text:style-name="P17"><text:span text:style-name="T20"/></text:p>
            <text:p text:style-name="P17"><text:span text:style-name="T20"/></text:p>
            <text:p text:style-name="P17"><text:span text:style-name="T20"/></text:p>
            <text:p text:style-name="P17"><text:span text:style-name="T20"/></text:p>
            <text:p text:style-name="P17"><text:span text:style-name="T20"/></text:p>
            <text:p text:style-name="P17"><text:span text:style-name="T20"/></text:p>
            <text:p text:style-name="P17"><text:span text:style-name="T20"/></text:p>
            <text:p text:style-name="P17"><text:span text:style-name="T20"/></text:p>
            <text:p text:style-name="P17"><text:span text:style-name="T20">“</text:span><text:span text:style-name="T20">By value” arguments cannot be changed!</text:span></text:p>
            <text:p text:style-name="P17"><text:span text:style-name="T20"/></text:p>
          </draw:text-box>
        </draw:frame>
        <draw:custom-shape draw:name="TextBox 3" draw:style-name="gr7" draw:text-style-name="P19" draw:layer="layout" svg:width="12.487cm" svg:height="12.274cm" svg:x="6.35cm" svg:y="3.81cm">
          <text:p text:style-name="P18"><text:span text:style-name="T21">void</text:span><text:span text:style-name="T22"> swap(</text:span><text:span text:style-name="T21">int</text:span><text:span text:style-name="T22"> a, </text:span><text:span text:style-name="T21">int</text:span><text:span text:style-name="T22"> b) </text:span><text:span text:style-name="T22"><text:line-break/></text:span><text:span text:style-name="T22">{ </text:span><text:span text:style-name="T22"><text:line-break/></text:span><text:span text:style-name="T22">   </text:span><text:span text:style-name="T21">int</text:span><text:span text:style-name="T22"> temp = a; </text:span><text:span text:style-name="T22"><text:line-break/></text:span><text:span text:style-name="T22">   a = b; </text:span><text:span text:style-name="T22"><text:line-break/></text:span><text:span text:style-name="T22">   b = temp; </text:span><text:span text:style-name="T22"><text:line-break/></text:span><text:span text:style-name="T22">} </text:span><text:span text:style-name="T22"><text:line-break/></text:span><text:span text:style-name="T21">int</text:span><text:span text:style-name="T22"> main() </text:span><text:span text:style-name="T22"><text:line-break/></text:span><text:span text:style-name="T22">{ </text:span><text:span text:style-name="T22"><text:line-break/></text:span><text:span text:style-name="T22">   </text:span><text:span text:style-name="T21">int</text:span><text:span text:style-name="T22"> x=</text:span><text:span text:style-name="T23">3</text:span><text:span text:style-name="T22">, y=</text:span><text:span text:style-name="T23">7</text:span><text:span text:style-name="T22">; </text:span><text:span text:style-name="T22"><text:line-break/></text:span><text:span text:style-name="T22">   swap(x, y); </text:span><text:span text:style-name="T22"><text:line-break/></text:span><text:span text:style-name="T22">   </text:span><text:span text:style-name="T24">// still x == 3, y == 7 ! </text:span><text:span text:style-name="T24"><text:line-break/></text:span><text:span text:style-name="T2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4" presentation:style-name="pr5" draw:text-style-name="P20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anim:par presentation:node-type="timing-root">
          <anim:par smil:begin="id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name="Slide Image Placeholder 1" draw:style-name="gr1" draw:layer="layout" svg:width="14.216cm" svg:height="10.662cm" svg:x="2.752cm" svg:y="2.134cm" draw:page-number="6" presentation:class="page"/>
          <draw:frame draw:name="Notes Placeholder 2" presentation:style-name="pr8" draw:text-style-name="P21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23" draw:layer="layout" svg:width="8.545cm" svg:height="1.419cm" svg:x="11.174cm" svg:y="27.01cm" presentation:class="page-number" presentation:user-transformed="true">
            <draw:text-box>
              <text:p text:style-name="P22"><text:span text:style-name="T25"><text:page-number>&lt;number&gt;</text:page-number></text:span></text:p>
            </draw:text-box>
          </draw:frame>
        </presentation:notes>
      </draw:page>
      <draw:page draw:name="The famous swap:&#10;std::swap later in the course" draw:style-name="dp1" draw:master-page-name="כותרת_20_ותוכן" presentation:presentation-page-layout-name="AL2T11" xml:id="id7" draw:id="id7">
        <office:forms form:automatic-focus="false" form:apply-design-mode="false"/>
        <draw:frame draw:name="Rectangle 2" presentation:style-name="pr4" draw:text-style-name="P2" draw:layer="layout" svg:width="23.706cm" svg:height="1.776cm" svg:x="0.847cm" svg:y="2.117cm" presentation:class="title" presentation:user-transformed="true">
          <draw:text-box>
            <text:p text:style-name="P6"><text:span text:style-name="T3">The famous swap:</text:span><text:span text:style-name="T3"><text:line-break/></text:span><text:span text:style-name="T3">std::swap later in the cours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anim:par presentation:node-type="timing-root">
          <anim:par smil:begin="id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inter vs non-const reference" draw:style-name="dp1" draw:master-page-name="כותרת_20_ותוכן" presentation:presentation-page-layout-name="AL2T11" xml:id="id8" draw:id="id8">
        <office:forms form:automatic-focus="false" form:apply-design-mode="false"/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Pointer vs non-const reference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10" draw:text-style-name="P13" draw:layer="layout" svg:width="23.706cm" svg:height="15.874cm" svg:x="0.847cm" svg:y="2.54cm" presentation:class="outline" presentation:user-transformed="true">
          <draw:text-box>
            <text:p text:style-name="P17"><text:span text:style-name="T20"/></text:p>
            <text:p text:style-name="P17"><text:span text:style-name="T20">References can be used as output parameters, </text:span></text:p>
            <text:p text:style-name="P17"><text:span text:style-name="T20">similar to pointers.</text:span></text:p>
            <text:p text:style-name="P17"><text:span text:style-name="T20">Pros:</text:span></text:p>
            <text:list text:style-name="L6">
              <text:list-item>
                <text:p text:style-name="P17"><text:span text:style-name="T20">It is hard to have reference to undefined value </text:span></text:p>
              </text:list-item>
              <text:list-item>
                <text:p text:style-name="P17"><text:span text:style-name="T20">The syntax inside the function is clearer</text:span></text:p>
              </text:list-item>
            </text:list>
            <text:p text:style-name="P17"><text:span text:style-name="T20">Cons:</text:span></text:p>
            <text:list text:continue-numbering="true" text:style-name="L6">
              <text:list-item>
                <text:p text:style-name="P17"><text:span text:style-name="T20">You can’t see what you are doing at call site (but this </text:span><text:span text:style-name="T20">shouldn’t be a problem if the function is named right and </text:span><text:span text:style-name="T20">documented)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inter vs non-const reference" draw:style-name="dp1" draw:master-page-name="כותרת_20_ותוכן" presentation:presentation-page-layout-name="AL2T11" xml:id="id9" draw:id="id9">
        <office:forms form:automatic-focus="false" form:apply-design-mode="false"/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Pointer vs non-const reference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10" draw:text-style-name="P13" draw:layer="layout" svg:width="23.706cm" svg:height="15.874cm" svg:x="0.847cm" svg:y="2.54cm" presentation:class="outline" presentation:user-transformed="true">
          <draw:text-box>
            <text:p text:style-name="P17"><text:span text:style-name="T20"/></text:p>
            <text:p text:style-name="P17"><text:span text:style-name="T20">As a convention always order argument, in first out last.</text:span></text:p>
            <text:p text:style-name="P17"><text:span text:style-name="T20"/></text:p>
          </draw:text-box>
        </draw:frame>
        <anim:par presentation:node-type="timing-root">
          <anim:par smil:begin="id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value &amp; Rvalue" draw:style-name="dp1" draw:master-page-name="כותרת_20_ותוכן" presentation:presentation-page-layout-name="AL2T11" xml:id="id10" draw:id="id10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Lvalue &amp; Rvalue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7" draw:text-style-name="P13" draw:layer="layout" svg:width="23.706cm" svg:height="15.874cm" svg:x="0.847cm" svg:y="2.54cm" presentation:class="outline" presentation:user-transformed="true">
          <draw:text-box>
            <text:p text:style-name="P17"><text:span text:style-name="T13">int</text:span><text:span text:style-name="T14"> a=1; </text:span><text:span text:style-name="T14"><text:line-break/></text:span><text:span text:style-name="T14">a=</text:span><text:span text:style-name="T26">5</text:span><text:span text:style-name="T14">; </text:span><text:span text:style-name="T12">// Lvalue = Rvalue, Ok </text:span><text:span text:style-name="T12"><text:line-break/></text:span><text:span text:style-name="T14">a=a; </text:span><text:span text:style-name="T12">// Lvalue = Lvalue, Ok </text:span><text:span text:style-name="T12"><text:line-break/></text:span><text:span text:style-name="T26">5</text:span><text:span text:style-name="T14">=a; </text:span><text:span text:style-name="T12">// Rvalue = Lvalue Comp. error </text:span><text:span text:style-name="T12"><text:line-break/></text:span><text:span text:style-name="T26">5</text:span><text:span text:style-name="T14">=</text:span><text:span text:style-name="T26">5</text:span><text:span text:style-name="T14">; </text:span><text:span text:style-name="T12">// Rvalue = Rvalue Comp. error </text:span></text:p>
            <text:p text:style-name="P12"><text:span text:style-name="T27"/></text:p>
            <text:p text:style-name="P12"><text:span text:style-name="T27">Lvalues</text:span><text:span text:style-name="T20">: variables, references <text:s/>…</text:span></text:p>
            <text:p text:style-name="P12"><text:span text:style-name="T27">Rvalues</text:span><text:span text:style-name="T20">: numbers, temporaries</text:span><text:span text:style-name="T27"> </text:span><text:span text:style-name="T20">…</text:span></text:p>
            <text:p text:style-name="P12"><text:span text:style-name="T28"/></text:p>
            <text:p text:style-name="P12"><text:span text:style-name="T20">Temporary: A result of expression that isn't stored – a+5 creates </text:span><text:span text:style-name="T20">a temporary int with value 6.</text:span></text:p>
          </draw:text-box>
        </draw:frame>
        <anim:par presentation:node-type="timing-root">
          <anim:par smil:begin="id1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/L value and references" draw:style-name="dp1" draw:master-page-name="כותרת_20_ותוכן" presentation:presentation-page-layout-name="AL2T11" xml:id="id11" draw:id="id11">
        <office:forms form:automatic-focus="false" form:apply-design-mode="false"/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/L value and references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7" draw:text-style-name="P13" draw:layer="layout" svg:width="23.706cm" svg:height="15.874cm" svg:x="0.847cm" svg:y="2.54cm" presentation:class="outline" presentation:user-transformed="true">
          <draw:text-box>
            <text:p text:style-name="P17"><text:span text:style-name="T20">non-const Reference – only to a non const Lvalue.</text:span></text:p>
            <text:p text:style-name="P17"><text:span text:style-name="T20">const reference – to both Lvalue and Rvalue</text:span></text:p>
            <text:p text:style-name="P24"><text:span text:style-name="T13">int</text:span><text:span text:style-name="T14"> lv=</text:span><text:span text:style-name="T26">1</text:span><text:span text:style-name="T14">; </text:span><text:span text:style-name="T14"><text:line-break/></text:span><text:span text:style-name="T13">const</text:span><text:span text:style-name="T14"> </text:span><text:span text:style-name="T13">int</text:span><text:span text:style-name="T14"> clv=</text:span><text:span text:style-name="T26">2</text:span><text:span text:style-name="T14">; </text:span><text:span text:style-name="T14"><text:line-break/></text:span><text:span text:style-name="T13">int</text:span><text:span text:style-name="T14">&amp; lvr1=lv; </text:span><text:span text:style-name="T14"><text:line-break/></text:span><text:span text:style-name="T13">int</text:span><text:span text:style-name="T14">&amp; lvr2=lv+</text:span><text:span text:style-name="T26">1</text:span><text:span text:style-name="T14">; </text:span><text:span text:style-name="T29">//error! </text:span><text:span text:style-name="T29"><text:line-break/></text:span><text:span text:style-name="T13">int</text:span><text:span text:style-name="T14">&amp; lvr3=clv; <text:s/></text:span><text:span text:style-name="T29">//error!</text:span><text:span text:style-name="T29"><text:line-break/></text:span><text:span text:style-name="T13">const</text:span><text:span text:style-name="T14"> </text:span><text:span text:style-name="T13">int</text:span><text:span text:style-name="T14">&amp; cr1=clv; </text:span><text:span text:style-name="T14"><text:line-break/></text:span><text:span text:style-name="T13">const</text:span><text:span text:style-name="T14"> </text:span><text:span text:style-name="T13">int</text:span><text:span text:style-name="T14">&amp; cr2=</text:span><text:span text:style-name="T26">5</text:span><text:span text:style-name="T14">+</text:span><text:span text:style-name="T26">5</text:span><text:span text:style-name="T14">;</text:span></text:p>
            <text:p text:style-name="P24"><text:span text:style-name="T14"/></text:p>
          </draw:text-box>
        </draw:frame>
        <anim:par presentation:node-type="timing-root">
          <anim:par smil:begin="id1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/L value and references" draw:style-name="dp1" draw:master-page-name="כותרת_20_ותוכן" presentation:presentation-page-layout-name="AL2T11" xml:id="id12" draw:id="id12">
        <office:forms form:automatic-focus="false" form:apply-design-mode="false"/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/L value and references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7" draw:text-style-name="P13" draw:layer="layout" svg:width="23.706cm" svg:height="15.874cm" svg:x="0.847cm" svg:y="2.54cm" presentation:class="outline" presentation:user-transformed="true">
          <draw:text-box>
            <text:p text:style-name="P17"><text:span text:style-name="T20">non-const Reference – only to a non const Lvalue.</text:span></text:p>
            <text:p text:style-name="P17"><text:span text:style-name="T20">const reference – to both Lvalue and Rvalue</text:span></text:p>
            <text:p text:style-name="P24"><text:span text:style-name="T13">int</text:span><text:span text:style-name="T14"> lv=</text:span><text:span text:style-name="T26">1</text:span><text:span text:style-name="T14">; </text:span><text:span text:style-name="T14"><text:line-break/></text:span><text:span text:style-name="T13">const</text:span><text:span text:style-name="T14"> </text:span><text:span text:style-name="T13">int</text:span><text:span text:style-name="T14"> clv=</text:span><text:span text:style-name="T26">2</text:span><text:span text:style-name="T14">; </text:span><text:span text:style-name="T14"><text:line-break/></text:span><text:span text:style-name="T13">int</text:span><text:span text:style-name="T14">&amp; lvr1=lv; </text:span><text:span text:style-name="T14"><text:line-break/></text:span><text:span text:style-name="T13">int</text:span><text:span text:style-name="T14">&amp; lvr2=lv+</text:span><text:span text:style-name="T26">1</text:span><text:span text:style-name="T14">; </text:span><text:span text:style-name="T29">//error! </text:span><text:span text:style-name="T29"><text:line-break/></text:span><text:span text:style-name="T13">int</text:span><text:span text:style-name="T14">&amp; lvr3=clv; <text:s/></text:span><text:span text:style-name="T29">//error!</text:span><text:span text:style-name="T29"><text:line-break/></text:span><text:span text:style-name="T13">const</text:span><text:span text:style-name="T14"> </text:span><text:span text:style-name="T13">int</text:span><text:span text:style-name="T14">&amp; cr1=clv; </text:span><text:span text:style-name="T14"><text:line-break/></text:span><text:span text:style-name="T13">const</text:span><text:span text:style-name="T14"> </text:span><text:span text:style-name="T13">int</text:span><text:span text:style-name="T14">&amp; cr2=</text:span><text:span text:style-name="T26">5</text:span><text:span text:style-name="T14">+</text:span><text:span text:style-name="T26">5</text:span><text:span text:style-name="T14">; // This is useful for</text:span></text:p>
            <text:p text:style-name="P24"><text:span text:style-name="T14"><text:s text:c="20"/></text:span><text:span text:style-name="T14">// Functions arguments </text:span></text:p>
            <text:p text:style-name="P24"><text:span text:style-name="T14"/></text:p>
          </draw:text-box>
        </draw:frame>
        <draw:custom-shape draw:name="מלבן 5" draw:style-name="gr8" draw:text-style-name="P10" draw:layer="layout" svg:width="24.129cm" svg:height="3.386cm" svg:x="0.635cm" svg:y="14.8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value &amp; Rvalue" draw:style-name="dp1" draw:master-page-name="כותרת_20_ותוכן" presentation:presentation-page-layout-name="AL2T11" xml:id="id13" draw:id="id13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Lvalue &amp; Rvalue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7" draw:text-style-name="P13" draw:layer="layout" svg:width="23.706cm" svg:height="15.874cm" svg:x="0.847cm" svg:y="2.54cm" presentation:class="outline" presentation:user-transformed="true">
          <draw:text-box>
            <text:p text:style-name="P17"><text:span text:style-name="T13">int</text:span><text:span text:style-name="T14"> a=1; </text:span><text:span text:style-name="T14"><text:line-break/></text:span><text:span text:style-name="T14">a=</text:span><text:span text:style-name="T26">5</text:span><text:span text:style-name="T14">; </text:span><text:span text:style-name="T12">// Lvalue = Rvalue, Ok </text:span><text:span text:style-name="T12"><text:line-break/></text:span><text:span text:style-name="T14">a=a; </text:span><text:span text:style-name="T12">// Lvalue = Lvalue, Ok </text:span><text:span text:style-name="T12"><text:line-break/></text:span><text:span text:style-name="T26">5</text:span><text:span text:style-name="T14">=a; </text:span><text:span text:style-name="T12">// Rvalue = Lvalue Comp. error </text:span><text:span text:style-name="T12"><text:line-break/></text:span><text:span text:style-name="T26">5</text:span><text:span text:style-name="T14">=</text:span><text:span text:style-name="T26">5</text:span><text:span text:style-name="T14">; </text:span><text:span text:style-name="T12">// Rvalue = Rvalue Comp. error </text:span></text:p>
            <text:p text:style-name="P12"><text:span text:style-name="T27"/></text:p>
            <text:p text:style-name="P12"><text:span text:style-name="T27">Lvalues</text:span><text:span text:style-name="T20">: varibales, refernces (non const!) …</text:span></text:p>
            <text:p text:style-name="P12"><text:span text:style-name="T27">Rvalues</text:span><text:span text:style-name="T20">: const variables refernces, numbers, temporaries</text:span><text:span text:style-name="T27"> </text:span><text:span text:style-name="T20">…</text:span></text:p>
            <text:p text:style-name="P12"><text:span text:style-name="T28"/></text:p>
            <text:p text:style-name="P12"><text:span text:style-name="T20">Temporary: A result of expression that isn't stored – a+5 creates </text:span><text:span text:style-name="T20">a temporary int with value 6.</text:span></text:p>
          </draw:text-box>
        </draw:frame>
        <draw:custom-shape draw:name="מלבן מעוגל 4" draw:style-name="gr9" draw:text-style-name="P26" draw:layer="layout" svg:width="22.647cm" svg:height="12.487cm" svg:x="1.376cm" svg:y="3.281cm">
          <text:p text:style-name="P25"><text:span text:style-name="T30">Reference – only to Lvalue</text:span></text:p>
          <text:p text:style-name="P25"><text:span text:style-name="T30">Const Reference – to Lvalue &amp; Rvalue</text:span></text:p>
          <text:p text:style-name="P25"><text:span text:style-name="T30"/></text:p>
          <text:p text:style-name="P25"><text:span text:style-name="T30">C++11:</text:span></text:p>
          <text:p text:style-name="P25"><text:span text:style-name="T30">Rvalue reference (&amp;&amp; used for </text:span></text:p>
          <text:p text:style-name="P25"><text:span text:style-name="T30">move ctor and assignments) 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anim:par presentation:node-type="timing-root">
          <anim:par smil:begin="id1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 fancy way to pass arguments to function" draw:style-name="dp1" draw:master-page-name="כותרת_20_ותוכן" presentation:presentation-page-layout-name="AL2T11" xml:id="id14" draw:id="id14">
        <office:forms form:automatic-focus="false" form:apply-design-mode="false"/>
        <draw:frame draw:name="Rectangle 2" presentation:style-name="pr4" draw:text-style-name="P2" draw:layer="layout" svg:width="23.706cm" svg:height="1.988cm" svg:x="0.847cm" svg:y="0.763cm" presentation:class="title" presentation:user-transformed="true">
          <draw:text-box>
            <text:p text:style-name="P6"><text:span text:style-name="T31">A fancy way to pass arguments to functio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7" draw:text-style-name="P13" draw:layer="layout" svg:width="23.706cm" svg:height="15.874cm" svg:x="0.847cm" svg:y="3.175cm" presentation:class="outline" presentation:user-transformed="true">
          <draw:text-box>
            <text:p text:style-name="P17"><text:span text:style-name="T32">// Pass by value </text:span><text:span text:style-name="T32"><text:line-break/></text:span><text:span text:style-name="T33">void</text:span><text:span text:style-name="T34"> foo (</text:span><text:span text:style-name="T33">int</text:span><text:span text:style-name="T34"> a) </text:span><text:span text:style-name="T34"><text:line-break/></text:span><text:span text:style-name="T34">{ </text:span><text:span text:style-name="T34"><text:line-break/></text:span><text:span text:style-name="T34">   ... </text:span><text:span text:style-name="T34"><text:line-break/></text:span><text:span text:style-name="T34">} </text:span><text:span text:style-name="T34"><text:line-break/></text:span><text:span text:style-name="T32">// Pass by pointer </text:span><text:span text:style-name="T32"><text:line-break/></text:span><text:span text:style-name="T33">void</text:span><text:span text:style-name="T34"> foo (</text:span><text:span text:style-name="T33">int</text:span><text:span text:style-name="T34"> *pa) </text:span><text:span text:style-name="T34"><text:line-break/></text:span><text:span text:style-name="T34">{ </text:span><text:span text:style-name="T34"><text:line-break/></text:span><text:span text:style-name="T34">   ... </text:span><text:span text:style-name="T34"><text:line-break/></text:span><text:span text:style-name="T34">}</text:span></text:p>
          </draw:text-box>
        </draw:frame>
        <draw:custom-shape draw:name="Text Box 4" draw:style-name="gr4" draw:text-style-name="P10" draw:layer="layout" svg:width="12.673cm" svg:height="5.843cm" svg:x="12.171cm" svg:y="2.991cm">
          <text:p text:style-name="P14"><text:span text:style-name="T15">// pass by const ref </text:span><text:span text:style-name="T15"><text:line-break/></text:span><text:span text:style-name="T16">void</text:span><text:span text:style-name="T17"> foo (</text:span><text:span text:style-name="T16">const</text:span><text:span text:style-name="T17"> </text:span><text:span text:style-name="T16">int</text:span><text:span text:style-name="T17"> &amp;a) </text:span><text:span text:style-name="T17"><text:line-break/></text:span><text:span text:style-name="T17">{ </text:span><text:span text:style-name="T17"><text:line-break/></text:span><text:span text:style-name="T17">   ... </text:span><text:span text:style-name="T17"><text:line-break/></text:span><text:span text:style-name="T17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5" draw:text-style-name="P10" draw:layer="layout" svg:x1="12.17cm" svg:y1="3.175cm" svg:x2="12.171cm" svg:y2="10.583cm">
          <text:p/>
        </draw:line>
        <draw:custom-shape draw:name="Rectangle 7" draw:style-name="gr10" draw:text-style-name="P27" draw:layer="layout" svg:width="22.564cm" svg:height="3.888cm" svg:x="1.248cm" svg:y="14.517cm">
          <text:list text:style-name="L5">
            <text:list-item>
              <text:p text:style-name="P15"><text:span text:style-name="T35">Avoid copying objects, without allowing changes in their valu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turn a reference to variable" draw:style-name="dp1" draw:master-page-name="כותרת_20_ותוכן" presentation:presentation-page-layout-name="AL2T11" xml:id="id15" draw:id="id15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eturn a reference to variabl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10" draw:text-style-name="P13" draw:layer="layout" svg:width="23.706cm" svg:height="15.874cm" svg:x="0.847cm" svg:y="2.963cm" presentation:class="outline" presentation:user-transformed="true">
          <draw:text-box>
            <text:p text:style-name="P17"><text:span text:style-name="T33">class</text:span><text:span text:style-name="T34"> Buffer </text:span><text:span text:style-name="T34"><text:line-break/></text:span><text:span text:style-name="T34">{ </text:span><text:span text:style-name="T34"><text:line-break/></text:span><text:span text:style-name="T34">   </text:span><text:span text:style-name="T33">size_t </text:span><text:span text:style-name="T34">_length; </text:span><text:span text:style-name="T34"><text:line-break/></text:span><text:span text:style-name="T34">   </text:span><text:span text:style-name="T33">int</text:span><text:span text:style-name="T34"> *_buf; </text:span><text:span text:style-name="T34"><text:line-break/></text:span><text:span text:style-name="T33">public</text:span><text:span text:style-name="T34">: </text:span><text:span text:style-name="T34"><text:line-break/></text:span><text:span text:style-name="T34">   Buffer (</text:span><text:span text:style-name="T33">size_t</text:span><text:span text:style-name="T34"> l) : </text:span><text:span text:style-name="T34"><text:line-break/></text:span><text:span text:style-name="T34">   _length (l), </text:span><text:span text:style-name="T34"><text:line-break/></text:span><text:span text:style-name="T34">   _buf (</text:span><text:span text:style-name="T33">new</text:span><text:span text:style-name="T34"> </text:span><text:span text:style-name="T33">int</text:span><text:span text:style-name="T34"> [l]) </text:span><text:span text:style-name="T34"><text:line-break/></text:span><text:span text:style-name="T34">   { </text:span><text:span text:style-name="T34"><text:line-break/></text:span><text:span text:style-name="T34">   } </text:span><text:span text:style-name="T34"><text:line-break/></text:span><text:span text:style-name="T34">   </text:span><text:span text:style-name="T33">int</text:span><text:span text:style-name="T34">&amp; get(</text:span><text:span text:style-name="T33">size_t </text:span><text:span text:style-name="T34">i) </text:span><text:span text:style-name="T34"><text:line-break/></text:span><text:span text:style-name="T34">   { </text:span><text:span text:style-name="T34"><text:line-break/></text:span><text:span text:style-name="T34">      </text:span><text:span text:style-name="T33">return</text:span><text:span text:style-name="T34"> _buf[i]; </text:span><text:span text:style-name="T34"><text:line-break/></text:span><text:span text:style-name="T34">   } </text:span><text:span text:style-name="T34"><text:line-break/></text:span><text:span text:style-name="T34">}; </text:span></text:p>
          </draw:text-box>
        </draw:frame>
        <draw:custom-shape draw:name="Text Box 4" draw:style-name="gr4" draw:text-style-name="P10" draw:layer="layout" svg:width="12.673cm" svg:height="6.655cm" svg:x="12.171cm" svg:y="3.175cm">
          <text:p text:style-name="P18"><text:span text:style-name="T16">int</text:span><text:span text:style-name="T17"> main () </text:span><text:span text:style-name="T17"><text:line-break/></text:span><text:span text:style-name="T17">{ </text:span><text:span text:style-name="T17"><text:line-break/></text:span><text:span text:style-name="T17">   Buffer buf(</text:span><text:span text:style-name="T36">5</text:span><text:span text:style-name="T17">); </text:span><text:span text:style-name="T17"><text:line-break/></text:span><text:span text:style-name="T17">   buf.get(</text:span><text:span text:style-name="T36">0</text:span><text:span text:style-name="T17">)= </text:span><text:span text:style-name="T36">3</text:span><text:span text:style-name="T17">; </text:span><text:span text:style-name="T17"><text:line-break/></text:span><text:span text:style-name="T17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5" draw:text-style-name="P10" draw:layer="layout" svg:x1="12.17cm" svg:y1="3.175cm" svg:x2="12.171cm" svg:y2="10.583cm">
          <text:p/>
        </draw:line>
        <draw:custom-shape draw:name="Rectangle 7" draw:style-name="gr11" draw:text-style-name="P29" draw:layer="layout" svg:width="10.9cm" svg:height="5.282cm" svg:x="12.912cm" svg:y="13.123cm">
          <text:p text:style-name="P28"><text:span text:style-name="T35">Return a ref. to a legal variable (e.g. not on the function stack). Will be more useful with operators overloa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mmary" draw:style-name="dp1" draw:master-page-name="כותרת_20_ותוכן" presentation:presentation-page-layout-name="AL2T11" xml:id="id16" draw:id="id16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Summary</text:span></text:p>
          </draw:text-box>
        </draw:frame>
        <draw:frame draw:name="מציין מיקום תוכן 2" presentation:style-name="pr10" draw:text-style-name="P13" draw:layer="layout" svg:width="23.706cm" svg:height="15.874cm" svg:x="0.847cm" svg:y="2.54cm" presentation:class="outline" presentation:user-transformed="true">
          <draw:text-box>
            <text:p text:style-name="P17"><text:span text:style-name="T20"/></text:p>
            <text:p text:style-name="P17"><text:span text:style-name="T20"/></text:p>
            <text:p text:style-name="P17"><text:span text:style-name="T20"/></text:p>
            <text:p text:style-name="P17"><text:span text:style-name="T20"/></text:p>
            <text:p text:style-name="P17"><text:span text:style-name="T20"/></text:p>
            <text:p text:style-name="P17"><text:span text:style-name="T20"/></text:p>
            <text:p text:style-name="P17"><text:span text:style-name="T20"/></text:p>
            <text:p text:style-name="P17"><text:span text:style-name="T20"/></text:p>
            <text:p text:style-name="P17"><text:span text:style-name="T20">But it can be viewed as always passing “by value”!</text:span></text:p>
            <text:p text:style-name="P17"><text:span text:style-name="T20">The value can be pointer or reference!</text:span></text:p>
            <text:p text:style-name="P17"><text:span text:style-name="T20"/></text:p>
          </draw:text-box>
        </draw:frame>
        <draw:custom-shape draw:name="TextBox 3" draw:style-name="gr7" draw:text-style-name="P26" draw:layer="layout" svg:width="20.954cm" svg:height="1.267cm" svg:x="2.54cm" svg:y="5.927cm">
          <text:p text:style-name="P18"><text:span text:style-name="T16">int</text:span><text:span text:style-name="T17"> * func(</text:span><text:span text:style-name="T16">int</text:span><text:span text:style-name="T17"> *var0, </text:span><text:span text:style-name="T16">int</text:span><text:span text:style-name="T17"> &amp;var1, </text:span><text:span text:style-name="T16">int</text:span><text:span text:style-name="T17"> var2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ular Callout 4" draw:style-name="gr12" draw:text-style-name="P31" draw:layer="layout" svg:width="5.714cm" svg:height="1.961cm" svg:x="1.524cm" svg:y="9.215cm">
          <text:p text:style-name="P30"><text:span text:style-name="T37">By pointer</text:span></text:p>
          <draw:enhanced-geometry draw:mirror-horizontal="false" draw:mirror-vertical="false" svg:viewBox="0 0 0 0" draw:text-areas="?f38 ?f38 ?f39 ?f40" draw:type="ooxml-wedgeRoundRectCallout" draw:modifiers="85009 -166045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ounded Rectangular Callout 5" draw:style-name="gr12" draw:text-style-name="P32" draw:layer="layout" svg:width="6.984cm" svg:height="2.502cm" svg:x="7.874cm" svg:y="10.198cm">
          <text:p text:style-name="P30"><text:span text:style-name="T37">By reference</text:span></text:p>
          <draw:enhanced-geometry draw:mirror-horizontal="false" draw:mirror-vertical="false" svg:viewBox="0 0 0 0" draw:text-areas="?f38 ?f38 ?f39 ?f40" draw:type="ooxml-wedgeRoundRectCallout" draw:modifiers="44915 -161365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ounded Rectangular Callout 6" draw:style-name="gr12" draw:text-style-name="P31" draw:layer="layout" svg:width="4.852cm" svg:height="2.116cm" svg:x="15.722cm" svg:y="9.906cm">
          <text:p text:style-name="P30"><text:span text:style-name="T37">By Value</text:span></text:p>
          <draw:enhanced-geometry draw:mirror-horizontal="false" draw:mirror-vertical="false" svg:viewBox="0 0 0 0" draw:text-areas="?f38 ?f38 ?f39 ?f40" draw:type="ooxml-wedgeRoundRectCallout" draw:modifiers="-1042 -189366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name="Slide Number Placeholder 7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anim:par presentation:node-type="timing-root">
          <anim:par smil:begin="id1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name="Slide Image Placeholder 1" draw:style-name="gr1" draw:layer="layout" svg:width="14.216cm" svg:height="10.662cm" svg:x="2.752cm" svg:y="2.134cm" draw:page-number="16" presentation:class="page"/>
          <draw:frame draw:name="Notes Placeholder 2" presentation:style-name="pr8" draw:text-style-name="P21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33" draw:layer="layout" svg:width="8.545cm" svg:height="1.419cm" svg:x="11.174cm" svg:y="27.01cm" presentation:class="page-number" presentation:user-transformed="true">
            <draw:text-box>
              <text:p text:style-name="P22"><text:span text:style-name="T25"><text:page-number>&lt;number&gt;</text:page-number></text:span></text:p>
            </draw:text-box>
          </draw:frame>
        </presentation:notes>
      </draw:page>
      <draw:page draw:name="References - why?" draw:style-name="dp1" draw:master-page-name="כותרת_20_ותוכן" presentation:presentation-page-layout-name="AL2T11" xml:id="id17" draw:id="id17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eferences - why?</text:span></text:p>
          </draw:text-box>
        </draw:frame>
        <draw:frame draw:name="מציין מיקום תוכן 2" presentation:style-name="pr7" draw:text-style-name="P13" draw:layer="layout" svg:width="23.706cm" svg:height="15.874cm" svg:x="0.847cm" svg:y="2.54cm" presentation:class="outline" presentation:user-transformed="true">
          <draw:text-box>
            <text:p text:style-name="P34"><text:span text:style-name="T27"/></text:p>
            <text:list text:style-name="L6">
              <text:list-item>
                <text:p text:style-name="P34"><text:span text:style-name="T27">Efficiency – avoid copying arguments</text:span></text:p>
              </text:list-item>
              <text:list-item>
                <text:p text:style-name="P34"><text:span text:style-name="T20">Enables modifying variables outside a function</text:span></text:p>
              </text:list-item>
              <text:list-item>
                <text:p text:style-name="P34"><text:span text:style-name="T38">But that can be done with pointers too!</text:span></text:p>
              </text:list-item>
              <text:list-item>
                <text:p text:style-name="P34"><text:span text:style-name="T20">Everything that can be done with references, can be done </text:span><text:span text:style-name="T20">with pointers </text:span></text:p>
              </text:list-item>
              <text:list-item>
                <text:p text:style-name="P34"><text:span text:style-name="T20">But some “dangerous” features of pointers cannot be done </text:span><text:span text:style-name="T20">(or harder to do) with references</text:span></text:p>
              </text:list-item>
              <text:list-item>
                <text:p text:style-name="P34"><text:span text:style-name="T20">Easier to optimize by the compiler</text:span></text:p>
              </text:list-item>
              <text:list-item>
                <text:p text:style-name="P34"><text:span text:style-name="T20">More convenient in many cases (see examples)</text:span></text:p>
              </text:list-item>
              <text:list-item>
                <text:p text:style-name="P34"><text:span text:style-name="T27">Widely used as parameters and return values</text:span></text:p>
              </text:list-item>
            </text:list>
          </draw:text-box>
        </draw:frame>
        <draw:frame draw:name="Slide Number Placeholder 3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anim:par presentation:node-type="timing-root">
          <anim:par smil:begin="id1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name="Slide Image Placeholder 1" draw:style-name="gr1" draw:layer="layout" svg:width="14.216cm" svg:height="10.662cm" svg:x="2.752cm" svg:y="2.134cm" draw:page-number="17" presentation:class="page"/>
          <draw:frame draw:name="Notes Placeholder 2" presentation:style-name="pr8" draw:text-style-name="P21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33" draw:layer="layout" svg:width="8.545cm" svg:height="1.419cm" svg:x="11.174cm" svg:y="27.01cm" presentation:class="page-number" presentation:user-transformed="true">
            <draw:text-box>
              <text:p text:style-name="P22"><text:span text:style-name="T25"><text:page-number>&lt;number&gt;</text:page-number></text:span></text:p>
            </draw:text-box>
          </draw:frame>
        </presentation:notes>
      </draw:page>
      <draw:page draw:name="Reference – more" draw:style-name="dp1" draw:master-page-name="כותרת_20_ותוכן" presentation:presentation-page-layout-name="AL2T11" xml:id="id18" draw:id="id18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eference – more</text:span></text:p>
          </draw:text-box>
        </draw:frame>
        <draw:frame draw:name="מציין מיקום תוכן 2" presentation:style-name="pr10" draw:text-style-name="P13" draw:layer="layout" svg:width="23.706cm" svg:height="15.874cm" svg:x="0.847cm" svg:y="2.54cm" presentation:class="outline" presentation:user-transformed="true">
          <draw:text-box>
            <text:p text:style-name="P17"><text:span text:style-name="T20"/></text:p>
            <text:list text:style-name="L6">
              <text:list-item>
                <text:p text:style-name="P17"><text:span text:style-name="T20">Like with pointers, don’t return a pointer or reference to a </text:span><text:span text:style-name="T20">local variable</text:span></text:p>
              </text:list-item>
              <text:list-item>
                <text:p text:style-name="P17"><text:span text:style-name="T20">You can return a pointer or a reference to a variable that will </text:span><text:span text:style-name="T20">survive the function call, for example:</text:span></text:p>
              </text:list-item>
            </text:list>
            <text:list text:style-name="L7">
              <text:list-item>
                <text:list>
                  <text:list-item>
                    <text:p text:style-name="P35"><text:span text:style-name="T39">A heap variable (malloc, new, etc.)</text:span></text:p>
                  </text:list-item>
                  <text:list-item>
                    <text:p text:style-name="P35"><text:span text:style-name="T39">A variable from a lower part of the stack</text:span></text:p>
                  </text:list-item>
                  <text:list-item>
                    <text:p text:style-name="P35"><text:span text:style-name="T39">Globals, static variables and static members of a class</text:span></text:p>
                  </text:list-item>
                </text:list>
              </text:list-item>
            </text:list>
          </draw:text-box>
        </draw:frame>
        <draw:frame draw:name="Slide Number Placeholder 3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anim:par presentation:node-type="timing-root">
          <anim:par smil:begin="id1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name="Slide Image Placeholder 1" draw:style-name="gr1" draw:layer="layout" svg:width="14.216cm" svg:height="10.662cm" svg:x="2.752cm" svg:y="2.134cm" draw:page-number="18" presentation:class="page"/>
          <draw:frame draw:name="Notes Placeholder 2" presentation:style-name="pr8" draw:text-style-name="P21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33" draw:layer="layout" svg:width="8.545cm" svg:height="1.419cm" svg:x="11.174cm" svg:y="27.01cm" presentation:class="page-number" presentation:user-transformed="true">
            <draw:text-box>
              <text:p text:style-name="P22"><text:span text:style-name="T25"><text:page-number>&lt;number&gt;</text:page-number></text:span></text:p>
            </draw:text-box>
          </draw:frame>
        </presentation:notes>
      </draw:page>
      <draw:page draw:name="page19" draw:style-name="dp1" draw:master-page-name="כותרת_20_ותוכן" presentation:presentation-page-layout-name="AL2T11" xml:id="id19" draw:id="id19">
        <office:forms form:automatic-focus="false" form:apply-design-mode="false"/>
        <draw:custom-shape draw:name="TextBox 3" draw:style-name="gr7" draw:text-style-name="P26" draw:layer="layout" svg:width="23.908cm" svg:height="17.114cm" svg:x="0.856cm" svg:y="0.635cm">
          <text:p text:style-name="P18"><text:span text:style-name="T16">void</text:span><text:span text:style-name="T17"> add(Point&amp; a, Point b) </text:span><text:span text:style-name="T17"><text:line-break/></text:span><text:span text:style-name="T17">{ </text:span><text:span text:style-name="T17"><text:line-break/></text:span><text:span text:style-name="T17"><text:tab/></text:span><text:span text:style-name="T15">// a is reference, b is a copy </text:span><text:span text:style-name="T15"><text:line-break/></text:span><text:span text:style-name="T15"><text:tab/></text:span><text:span text:style-name="T17">a._x+= b._x; </text:span><text:span text:style-name="T17"><text:line-break/></text:span><text:span text:style-name="T17"><text:tab/></text:span><text:span text:style-name="T17">a._y+= b._y; </text:span><text:span text:style-name="T17"><text:line-break/></text:span><text:span text:style-name="T17">}</text:span></text:p>
          <text:p text:style-name="P18"><text:span text:style-name="T17"><text:s/></text:span><text:span text:style-name="T17"><text:line-break/></text:span><text:span text:style-name="T16">int</text:span><text:span text:style-name="T17"> main() </text:span><text:span text:style-name="T17"><text:line-break/></text:span><text:span text:style-name="T17">{ </text:span><text:span text:style-name="T17"><text:line-break/></text:span><text:span text:style-name="T17"><text:tab/></text:span><text:span text:style-name="T17">Point p1(</text:span><text:span text:style-name="T36">2</text:span><text:span text:style-name="T17">,</text:span><text:span text:style-name="T36">3</text:span><text:span text:style-name="T17">), p2(</text:span><text:span text:style-name="T36">4</text:span><text:span text:style-name="T17">,</text:span><text:span text:style-name="T36">5</text:span><text:span text:style-name="T17">); </text:span><text:span text:style-name="T17"><text:line-break/></text:span><text:span text:style-name="T17"><text:tab/></text:span><text:span text:style-name="T17">add(p1,p2); </text:span><text:span text:style-name="T15">// note: we don’t send pointers! </text:span><text:span text:style-name="T15"><text:line-break/></text:span><text:span text:style-name="T15"><text:tab/></text:span><text:span text:style-name="T15"><text:tab/></text:span><text:span text:style-name="T15"> <text:s text:c="4"/>// p1 is now (6,8) </text:span></text:p>
          <text:p text:style-name="P18"><text:span text:style-name="T17"><text:tab/></text:span><text:span text:style-name="T17">...</text:span><text:span text:style-name="T15"><text:line-break/></text:span><text:span text:style-name="T1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anim:par presentation:node-type="timing-root">
          <anim:par smil:begin="id1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כותרת_20_ותוכן" presentation:presentation-page-layout-name="AL2T11" xml:id="id20" draw:id="id20">
        <office:forms form:automatic-focus="false" form:apply-design-mode="false"/>
        <draw:frame draw:name="מציין מיקום תוכן 2" presentation:style-name="pr7" draw:text-style-name="P13" draw:layer="layout" svg:width="21.589cm" svg:height="12.699cm" svg:x="2.54cm" svg:y="6.138cm" presentation:class="outline" presentation:user-transformed="true">
          <draw:text-box>
            <text:p text:style-name="P17"><text:span text:style-name="T20"/></text:p>
            <text:p text:style-name="P17"><text:span text:style-name="T20"/></text:p>
            <text:p text:style-name="P17"><text:span text:style-name="T20"/></text:p>
            <text:p text:style-name="P17"><text:span text:style-name="T20"/></text:p>
            <text:p text:style-name="P17"><text:span text:style-name="T20"/></text:p>
            <text:p text:style-name="P17"><text:span text:style-name="T20"/></text:p>
            <text:p text:style-name="P17"><text:span text:style-name="T20"/></text:p>
            <text:p text:style-name="P17"><text:span text:style-name="T20"/></text:p>
          </draw:text-box>
        </draw:frame>
        <draw:custom-shape draw:name="TextBox 6" draw:style-name="gr7" draw:text-style-name="P26" draw:layer="layout" svg:width="24.552cm" svg:height="18.333cm" svg:x="0.423cm" svg:y="0.041cm">
          <text:p text:style-name="P18"><text:span text:style-name="T16">void</text:span><text:span text:style-name="T17"> add(Point&amp; a, </text:span><text:span text:style-name="T16">const</text:span><text:span text:style-name="T17"> Point&amp; b) </text:span><text:span text:style-name="T17"><text:line-break/></text:span><text:span text:style-name="T17">{ </text:span><text:span text:style-name="T17"><text:line-break/></text:span><text:span text:style-name="T17">   </text:span><text:span text:style-name="T15">// a is reference, </text:span></text:p>
          <text:p text:style-name="P18"><text:span text:style-name="T15"><text:s text:c="3"/></text:span><text:span text:style-name="T15">// b is a const ref </text:span><text:span text:style-name="T15"><text:line-break/></text:span><text:span text:style-name="T15"> <text:s text:c="2"/></text:span><text:span text:style-name="T17">a._x+= b._x; </text:span><text:span text:style-name="T17"><text:line-break/></text:span><text:span text:style-name="T17">   a._y+= b._y; </text:span><text:span text:style-name="T17"><text:line-break/></text:span><text:span text:style-name="T17">}</text:span></text:p>
          <text:p text:style-name="P18"><text:span text:style-name="T17"><text:s/></text:span><text:span text:style-name="T17"><text:line-break/></text:span><text:span text:style-name="T16">int</text:span><text:span text:style-name="T17"> main() </text:span><text:span text:style-name="T17"><text:line-break/></text:span><text:span text:style-name="T17">{ </text:span><text:span text:style-name="T17"><text:line-break/></text:span><text:span text:style-name="T17">   Point p1(</text:span><text:span text:style-name="T36">2</text:span><text:span text:style-name="T17">,</text:span><text:span text:style-name="T36">3</text:span><text:span text:style-name="T17">), p2(</text:span><text:span text:style-name="T36">4</text:span><text:span text:style-name="T17">,</text:span><text:span text:style-name="T36">5</text:span><text:span text:style-name="T17">); </text:span><text:span text:style-name="T17"><text:line-break/></text:span><text:span text:style-name="T17">   add(p1,p2); </text:span><text:span text:style-name="T15">// note: we dont send pointers! </text:span><text:span text:style-name="T15"><text:line-break/></text:span><text:span text:style-name="T15">   </text:span><text:span text:style-name="T15"><text:tab/></text:span><text:span text:style-name="T15"><text:tab/></text:span><text:span text:style-name="T15">// p1 is now (6,8)</text:span></text:p>
          <text:p text:style-name="P18"><text:span text:style-name="T17"><text:s text:c="3"/></text:span><text:span text:style-name="T17">... </text:span><text:span text:style-name="T17"><text:line-break/></text:span><text:span text:style-name="T1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ular Callout 4" draw:style-name="gr13" draw:text-style-name="P37" draw:layer="layout" svg:width="13.208cm" svg:height="5cm" svg:x="12.7cm" svg:y="3.387cm">
          <text:list text:style-name="L8">
            <text:list-item>
              <text:p text:style-name="P36"><text:span text:style-name="T40">b is Reference =&gt; is not copied</text:span></text:p>
            </text:list-item>
            <text:list-item>
              <text:p text:style-name="P36"><text:span text:style-name="T40">b is Const <text:s text:c="6"/>=&gt; we can't change it</text:span></text:p>
            </text:list-item>
            <text:list-item>
              <text:p text:style-name="P36"><text:span text:style-name="T40">Important for large objects!</text:span></text:p>
            </text:list-item>
          </text:list>
          <draw:enhanced-geometry draw:mirror-horizontal="false" draw:mirror-vertical="false" svg:viewBox="0 0 0 0" draw:text-areas="?f38 ?f38 ?f39 ?f40" draw:type="ooxml-wedgeRoundRectCallout" draw:modifiers="-55746 -91286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name="Slide Number Placeholder 1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anim:par presentation:node-type="timing-root">
          <anim:par smil:begin="id2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כותרת_20_ותוכן" presentation:presentation-page-layout-name="AL2T11" xml:id="id21" draw:id="id21">
        <office:forms form:automatic-focus="false" form:apply-design-mode="false"/>
        <draw:custom-shape draw:name="TextBox 6" draw:style-name="gr7" draw:text-style-name="P26" draw:layer="layout" svg:width="24.341cm" svg:height="18.333cm" svg:x="0.423cm" svg:y="0cm">
          <text:p text:style-name="P18"><text:span text:style-name="T17">Point&amp; add(Point&amp; a, </text:span><text:span text:style-name="T16">const</text:span><text:span text:style-name="T17"> Point&amp; b) </text:span><text:span text:style-name="T17"><text:line-break/></text:span><text:span text:style-name="T17">{ </text:span><text:span text:style-name="T17"><text:line-break/></text:span><text:span text:style-name="T17">   </text:span><text:span text:style-name="T15">// a is reference, b is a const ref </text:span><text:span text:style-name="T15"><text:line-break/></text:span><text:span text:style-name="T15"> <text:s text:c="2"/></text:span><text:span text:style-name="T17">a._x+=b._x; </text:span><text:span text:style-name="T17"><text:line-break/></text:span><text:span text:style-name="T17">   a._y+=b._y; </text:span><text:span text:style-name="T17"><text:line-break/></text:span><text:span text:style-name="T17">   </text:span><text:span text:style-name="T16">return</text:span><text:span text:style-name="T17"> a; </text:span><text:span text:style-name="T17"><text:line-break/></text:span><text:span text:style-name="T17">}</text:span></text:p>
          <text:p text:style-name="P18"><text:span text:style-name="T17"><text:s/></text:span><text:span text:style-name="T17"><text:line-break/></text:span><text:span text:style-name="T16">int</text:span><text:span text:style-name="T17"> main() </text:span><text:span text:style-name="T17"><text:line-break/></text:span><text:span text:style-name="T17">{ </text:span><text:span text:style-name="T17"><text:line-break/></text:span><text:span text:style-name="T17">   Point p1(</text:span><text:span text:style-name="T36">2</text:span><text:span text:style-name="T17">,</text:span><text:span text:style-name="T36">3</text:span><text:span text:style-name="T17">), p2(</text:span><text:span text:style-name="T36">4</text:span><text:span text:style-name="T17">,</text:span><text:span text:style-name="T36">5</text:span><text:span text:style-name="T17">), p3(</text:span><text:span text:style-name="T36">0</text:span><text:span text:style-name="T17">,</text:span><text:span text:style-name="T36">1</text:span><text:span text:style-name="T17">); </text:span><text:span text:style-name="T17"><text:line-break/></text:span><text:span text:style-name="T17">   add(add(p1,p2),p3); <text:s text:c="9"/></text:span><text:span text:style-name="T15">// now p1 is (6,9) </text:span><text:span text:style-name="T15"><text:line-break/></text:span><text:span text:style-name="T15"> <text:s text:c="2"/></text:span><text:span text:style-name="T17">cout &lt;&lt; add(p1,p2).getX(); <text:s text:c="2"/></text:span><text:span text:style-name="T15">// note the syntax</text:span></text:p>
          <text:p text:style-name="P18"><text:span text:style-name="T17"><text:s text:c="3"/></text:span><text:span text:style-name="T17">... </text:span><text:span text:style-name="T15"><text:s/></text:span><text:span text:style-name="T15"><text:line-break/></text:span><text:span text:style-name="T1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anim:par presentation:node-type="timing-root">
          <anim:par smil:begin="id2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שקופית_20_כותרת" presentation:presentation-page-layout-name="AL1T0" xml:id="id22" draw:id="id22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++ const</text:span></text:p>
          </draw:text-box>
        </draw:frame>
        <anim:par presentation:node-type="timing-root">
          <anim:par smil:begin="id2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 variables – like in c" draw:style-name="dp1" draw:master-page-name="כותרת_20_ותוכן" presentation:presentation-page-layout-name="AL2T11" xml:id="id23" draw:id="id23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Const variables – like in c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10" draw:text-style-name="P13" draw:layer="layout" svg:width="24.129cm" svg:height="15.662cm" svg:x="0.635cm" svg:y="2.752cm" presentation:class="outline" presentation:user-transformed="true">
          <draw:text-box>
            <text:p text:style-name="P17"><text:span text:style-name="T41">int</text:span><text:span text:style-name="T42"> * </text:span><text:span text:style-name="T41">const</text:span><text:span text:style-name="T42"> p1 = &amp;i; </text:span><text:span text:style-name="T43">// a const <text:s/></text:span></text:p>
            <text:p text:style-name="P17"><text:span text:style-name="T43">// pointer to an un-const variable </text:span></text:p>
            <text:list text:style-name="L9">
              <text:list-item>
                <text:p text:style-name="P17"><text:span text:style-name="T42">p1++; </text:span><text:span text:style-name="T43">// c.error </text:span></text:p>
              </text:list-item>
              <text:list-item>
                <text:p text:style-name="P17"><text:span text:style-name="T42">(*p1)++; </text:span><text:span text:style-name="T43">// ok </text:span></text:p>
              </text:list-item>
            </text:list>
            <text:p text:style-name="P17"><text:span text:style-name="T41">const</text:span><text:span text:style-name="T42"> </text:span><text:span text:style-name="T41">int</text:span><text:span text:style-name="T42"> * p2 = &amp;b; </text:span><text:span text:style-name="T43">// an un-const </text:span></text:p>
            <text:p text:style-name="P17"><text:span text:style-name="T43">// pointer to a const variable </text:span></text:p>
            <text:list text:style-name="L10">
              <text:list-item>
                <text:p text:style-name="P17"><text:span text:style-name="T42">p2++; </text:span><text:span text:style-name="T43">// ok</text:span></text:p>
              </text:list-item>
              <text:list-item>
                <text:p text:style-name="P17"><text:span text:style-name="T42">(*p2)++; </text:span><text:span text:style-name="T43">// c.error </text:span></text:p>
              </text:list-item>
            </text:list>
            <text:p text:style-name="P17"><text:span text:style-name="T41">const</text:span><text:span text:style-name="T42"> </text:span><text:span text:style-name="T41">int</text:span><text:span text:style-name="T42"> * </text:span><text:span text:style-name="T41">const</text:span><text:span text:style-name="T42"> p3 = &amp;b; </text:span><text:span text:style-name="T43">// a const // </text:span><text:span text:style-name="T43">pointer to a const variable </text:span></text:p>
          </draw:text-box>
        </draw:frame>
        <anim:par presentation:node-type="timing-root">
          <anim:par smil:begin="id2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 objects &amp; functions (1)" draw:style-name="dp1" draw:master-page-name="כותרת_20_ותוכן" presentation:presentation-page-layout-name="AL2T11" xml:id="id24" draw:id="id24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Const objects &amp; functions (1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7" draw:text-style-name="P13" draw:layer="layout" svg:width="24.129cm" svg:height="15.662cm" svg:x="0.635cm" svg:y="2.752cm" presentation:class="outline" presentation:user-transformed="true">
          <draw:text-box>
            <text:p text:style-name="P12"><text:span text:style-name="T13">class</text:span><text:span text:style-name="T14"> A </text:span><text:span text:style-name="T14"><text:line-break/></text:span><text:span text:style-name="T14">{ </text:span><text:span text:style-name="T14"><text:line-break/></text:span><text:span text:style-name="T13">public</text:span><text:span text:style-name="T14">: </text:span><text:span text:style-name="T14"><text:line-break/></text:span><text:span text:style-name="T14">   </text:span><text:span text:style-name="T13">void</text:span><text:span text:style-name="T14"> foo1() </text:span><text:span text:style-name="T13">const</text:span><text:span text:style-name="T14">; </text:span><text:span text:style-name="T14"><text:line-break/></text:span><text:span text:style-name="T14">   </text:span><text:span text:style-name="T13">void</text:span><text:span text:style-name="T14"> foo2(); </text:span><text:span text:style-name="T14"><text:line-break/></text:span><text:span text:style-name="T14">}; </text:span><text:span text:style-name="T14"><text:line-break/></text:span><text:span text:style-name="T13">void</text:span><text:span text:style-name="T14"> A::foo1() </text:span><text:span text:style-name="T13">const</text:span><text:span text:style-name="T14"> </text:span><text:span text:style-name="T14"><text:line-break/></text:span><text:span text:style-name="T14">{ </text:span><text:span text:style-name="T14"><text:line-break/></text:span><text:span text:style-name="T14">} </text:span><text:span text:style-name="T14"><text:line-break/></text:span><text:span text:style-name="T13">void</text:span><text:span text:style-name="T14"> A::foo2() </text:span><text:span text:style-name="T14"><text:line-break/></text:span><text:span text:style-name="T14">{ </text:span><text:span text:style-name="T14"><text:line-break/></text:span><text:span text:style-name="T14">} </text:span></text:p>
          </draw:text-box>
        </draw:frame>
        <draw:line draw:name="Line 4" draw:style-name="gr5" draw:text-style-name="P10" draw:layer="layout" svg:x1="11.804cm" svg:y1="3.598cm" svg:x2="11.893cm" svg:y2="17.846cm">
          <text:p/>
        </draw:line>
        <draw:custom-shape draw:name="Text Box 5" draw:style-name="gr4" draw:text-style-name="P10" draw:layer="layout" svg:width="12.99cm" svg:height="24.698cm" svg:x="11.853cm" svg:y="3.598cm">
          <text:p text:style-name="P18"><text:span text:style-name="T44">int</text:span><text:span text:style-name="T45"> main() </text:span><text:span text:style-name="T45"><text:line-break/></text:span><text:span text:style-name="T45">{ </text:span><text:span text:style-name="T45"><text:line-break/></text:span><text:span text:style-name="T45">   A a; </text:span><text:span text:style-name="T45"><text:line-break/></text:span><text:span text:style-name="T45">   </text:span><text:span text:style-name="T44">const</text:span><text:span text:style-name="T45"> A ca; </text:span><text:span text:style-name="T45"><text:line-break/></text:span><text:span text:style-name="T45">   a.foo1(); </text:span><text:span text:style-name="T45"><text:line-break/></text:span><text:span text:style-name="T45">   a.foo2(); </text:span><text:span text:style-name="T45"><text:line-break/></text:span><text:span text:style-name="T45">   ca.foo1(); </text:span><text:span text:style-name="T45"><text:line-break/></text:span><text:span text:style-name="T45">   </text:span><text:span text:style-name="T46">ca.foo2(); </text:span><text:span text:style-name="T47">// comp. <text:s text:c="2"/></text:span></text:p>
          <text:p text:style-name="P18"><text:span text:style-name="T47"><text:s text:c="14"/></text:span><text:span text:style-name="T47">// error </text:span><text:span text:style-name="T47"><text:line-break/></text:span><text:span text:style-name="T45">} </text:span><text:span text:style-name="T45"><text:line-break/></text:span><text:span text:style-name="T45"><text:line-break/></text:span><text:span text:style-name="T45"><text:line-break/></text:span><text:span text:style-name="T45"/></text:p>
          <text:p text:style-name="P18"><text:span text:style-name="T45"><text:line-break/></text:span><text:span text:style-name="T4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 objects &amp; functions (2)" draw:style-name="dp1" draw:master-page-name="כותרת_20_ותוכן" presentation:presentation-page-layout-name="AL2T11" xml:id="id25" draw:id="id25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Const objects &amp; functions (2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10" draw:text-style-name="P13" draw:layer="layout" svg:width="24.129cm" svg:height="15.662cm" svg:x="0.635cm" svg:y="2.752cm" presentation:class="outline" presentation:user-transformed="true">
          <draw:text-box>
            <text:p text:style-name="P17"><text:span text:style-name="T33">class</text:span><text:span text:style-name="T34"> A </text:span><text:span text:style-name="T34"><text:line-break/></text:span><text:span text:style-name="T34">{ </text:span><text:span text:style-name="T34"><text:line-break/></text:span><text:span text:style-name="T33">public</text:span><text:span text:style-name="T34">: </text:span><text:span text:style-name="T34"><text:line-break/></text:span><text:span text:style-name="T34">   </text:span><text:span text:style-name="T33">void</text:span><text:span text:style-name="T34"> foo() </text:span><text:span text:style-name="T33">const</text:span><text:span text:style-name="T34">; </text:span><text:span text:style-name="T34"><text:line-break/></text:span><text:span text:style-name="T34">   </text:span><text:span text:style-name="T33">void</text:span><text:span text:style-name="T34"> foo(); </text:span><text:span text:style-name="T34"><text:line-break/></text:span><text:span text:style-name="T34">}; </text:span><text:span text:style-name="T34"><text:line-break/></text:span><text:span text:style-name="T33">void</text:span><text:span text:style-name="T34"> A::foo() </text:span><text:span text:style-name="T33">const</text:span><text:span text:style-name="T34"> </text:span><text:span text:style-name="T34"><text:line-break/></text:span><text:span text:style-name="T34">{ </text:span><text:span text:style-name="T34"><text:line-break/></text:span><text:span text:style-name="T34">   cout &lt;&lt; </text:span><text:span text:style-name="T48">"const foo\n";</text:span><text:span text:style-name="T34"> </text:span><text:span text:style-name="T34"><text:line-break/></text:span><text:span text:style-name="T34">} </text:span><text:span text:style-name="T34"><text:line-break/></text:span><text:span text:style-name="T33">void</text:span><text:span text:style-name="T34"> A::foo() </text:span><text:span text:style-name="T34"><text:line-break/></text:span><text:span text:style-name="T34">{ </text:span><text:span text:style-name="T34"><text:line-break/></text:span><text:span text:style-name="T34">   cout &lt;&lt; </text:span><text:span text:style-name="T48">"foo\n"</text:span><text:span text:style-name="T34">; </text:span><text:span text:style-name="T34"><text:line-break/></text:span><text:span text:style-name="T34">} </text:span></text:p>
          </draw:text-box>
        </draw:frame>
        <draw:line draw:name="Line 4" draw:style-name="gr5" draw:text-style-name="P10" draw:layer="layout" svg:x1="12.823cm" svg:y1="3.598cm" svg:x2="12.911cm" svg:y2="17.846cm">
          <text:p/>
        </draw:line>
        <draw:custom-shape draw:name="Text Box 5" draw:style-name="gr4" draw:text-style-name="P10" draw:layer="layout" svg:width="11.72cm" svg:height="14.985cm" svg:x="13.123cm" svg:y="3.598cm">
          <text:p text:style-name="P18"><text:span text:style-name="T16">int</text:span><text:span text:style-name="T17"> main() </text:span><text:span text:style-name="T17"><text:line-break/></text:span><text:span text:style-name="T17">{ </text:span><text:span text:style-name="T17"><text:line-break/></text:span><text:span text:style-name="T17">   A a; </text:span><text:span text:style-name="T17"><text:line-break/></text:span><text:span text:style-name="T17">   </text:span><text:span text:style-name="T16">const</text:span><text:span text:style-name="T17"> A ca; </text:span><text:span text:style-name="T17"><text:line-break/></text:span><text:span text:style-name="T17">   a.foo (); </text:span><text:span text:style-name="T17"><text:line-break/></text:span><text:span text:style-name="T17">   ca.foo(); </text:span><text:span text:style-name="T17"><text:line-break/></text:span><text:span text:style-name="T17">} </text:span><text:span text:style-name="T17"><text:line-break/></text:span><text:span text:style-name="T17"><text:line-break/></text:span><text:span text:style-name="T17"><text:line-break/></text:span><text:span text:style-name="T17"/></text:p>
          <text:p text:style-name="P18"><text:span text:style-name="T17"><text:line-break/></text:span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4" draw:text-style-name="P40" draw:layer="layout" svg:width="9.842cm" svg:height="4.612cm" svg:x="13.97cm" svg:y="13.794cm">
          <text:p text:style-name="P38"><text:span text:style-name="T49">// output</text:span></text:p>
          <text:p text:style-name="P39"><text:span text:style-name="T50">foo</text:span></text:p>
          <text:p text:style-name="P39"><text:span text:style-name="T50">const fo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y?" draw:style-name="dp1" draw:master-page-name="כותרת_20_ותוכן" presentation:presentation-page-layout-name="AL2T11" xml:id="id26" draw:id="id26">
        <office:forms form:automatic-focus="false" form:apply-design-mode="false"/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Why?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7" draw:text-style-name="P13" draw:layer="layout" svg:width="23.706cm" svg:height="15.874cm" svg:x="0.847cm" svg:y="2.54cm" presentation:class="outline" presentation:user-transformed="true">
          <draw:text-box>
            <text:p text:style-name="P12"><text:span text:style-name="T51">Overload resolution, again:</text:span></text:p>
            <text:p text:style-name="P41"><text:span text:style-name="T51"/></text:p>
            <text:p text:style-name="P12"><text:span text:style-name="T42">A::foo(A* </text:span><text:span text:style-name="T41">this</text:span><text:span text:style-name="T42">) </text:span><text:span text:style-name="T42"><text:line-break/></text:span><text:span text:style-name="T42"/></text:p>
            <text:p text:style-name="P12"><text:span text:style-name="T42">A::foo(</text:span><text:span text:style-name="T41">const</text:span><text:span text:style-name="T42"> A* </text:span><text:span text:style-name="T41">this</text:span><text:span text:style-name="T42">)</text:span></text:p>
            <text:p text:style-name="P12"><text:span text:style-name="T42"><text:line-break/></text:span><text:span text:style-name="T42"/></text:p>
          </draw:text-box>
        </draw:frame>
        <anim:par presentation:node-type="timing-root">
          <anim:par smil:begin="id2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turn a const ref. to variable" draw:style-name="dp1" draw:master-page-name="כותרת_20_ותוכן" presentation:presentation-page-layout-name="AL2T11" xml:id="id27" draw:id="id27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eturn a const ref. to variabl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10" draw:text-style-name="P42" draw:layer="layout" svg:width="24.129cm" svg:height="15.662cm" svg:x="0.635cm" svg:y="2.752cm" presentation:class="outline" presentation:user-transformed="true">
          <draw:text-box>
            <text:p text:style-name="P17"><text:span text:style-name="T33">class</text:span><text:span text:style-name="T34"> Buffer { </text:span><text:span text:style-name="T34"><text:line-break/></text:span><text:span text:style-name="T34">   </text:span><text:span text:style-name="T33">size_t </text:span><text:span text:style-name="T34">_length; </text:span><text:span text:style-name="T34"><text:line-break/></text:span><text:span text:style-name="T34">   </text:span><text:span text:style-name="T33">int</text:span><text:span text:style-name="T34"> *_buf; </text:span></text:p>
            <text:p text:style-name="P17"><text:span text:style-name="T34"><text:line-break/></text:span><text:span text:style-name="T33">public</text:span><text:span text:style-name="T34">: </text:span><text:span text:style-name="T34"><text:line-break/></text:span><text:span text:style-name="T34">   Buffer (</text:span><text:span text:style-name="T33">size_t</text:span><text:span text:style-name="T34"> l): </text:span><text:span text:style-name="T34"><text:line-break/></text:span><text:span text:style-name="T34">   _length (l),</text:span></text:p>
            <text:p text:style-name="P17"><text:span text:style-name="T34"><text:s text:c="3"/></text:span><text:span text:style-name="T34">_buf (</text:span><text:span text:style-name="T33">new</text:span><text:span text:style-name="T34"> </text:span><text:span text:style-name="T33">int</text:span><text:span text:style-name="T34"> [l])  {  } </text:span></text:p>
            <text:p text:style-name="P17"><text:span text:style-name="T34"><text:line-break/></text:span><text:span text:style-name="T34">   </text:span><text:span text:style-name="T33">const</text:span><text:span text:style-name="T34"> </text:span><text:span text:style-name="T33">int</text:span><text:span text:style-name="T34">&amp; get(</text:span><text:span text:style-name="T33">size_t</text:span><text:span text:style-name="T34"> i) </text:span><text:span text:style-name="T33">const</text:span><text:span text:style-name="T34"> { </text:span><text:span text:style-name="T34"><text:line-break/></text:span><text:span text:style-name="T34">      </text:span><text:span text:style-name="T33">return</text:span><text:span text:style-name="T34"> _buf[i]; </text:span><text:span text:style-name="T34"><text:line-break/></text:span><text:span text:style-name="T34">   } </text:span><text:span text:style-name="T34"><text:line-break/></text:span><text:span text:style-name="T34">}; </text:span></text:p>
          </draw:text-box>
        </draw:frame>
        <draw:custom-shape draw:name="Text Box 4" draw:style-name="gr4" draw:text-style-name="P10" draw:layer="layout" svg:width="14.287cm" svg:height="15.186cm" svg:x="12.171cm" svg:y="3.175cm">
          <text:p text:style-name="P18"><text:span text:style-name="T16">int</text:span><text:span text:style-name="T17"> main () </text:span><text:span text:style-name="T17"><text:line-break/></text:span><text:span text:style-name="T17">{ </text:span><text:span text:style-name="T17"><text:line-break/></text:span><text:span text:style-name="T17">   Buffer buf(</text:span><text:span text:style-name="T36">5</text:span><text:span text:style-name="T17">); </text:span><text:span text:style-name="T17"><text:line-break/></text:span><text:span text:style-name="T17">   buf.get(</text:span><text:span text:style-name="T36">0</text:span><text:span text:style-name="T17">) = </text:span><text:span text:style-name="T36">3</text:span><text:span text:style-name="T17">; </text:span><text:span text:style-name="T15">// illegal </text:span><text:span text:style-name="T15"><text:line-break/></text:span><text:span text:style-name="T15"> <text:s text:c="2"/></text:span><text:span text:style-name="T17">std::cout &lt;&lt; </text:span></text:p>
          <text:p text:style-name="P18"><text:span text:style-name="T17"><text:s text:c="3"/></text:span><text:span text:style-name="T17">buf.get(</text:span><text:span text:style-name="T36">0</text:span><text:span text:style-name="T17">); </text:span><text:span text:style-name="T17"><text:line-break/></text:span><text:span text:style-name="T17">} </text:span><text:span text:style-name="T17"><text:line-break/></text:span><text:span text:style-name="T17"><text:line-break/></text:span><text:span text:style-name="T17"/></text:p>
          <text:p text:style-name="P18"><text:span text:style-name="T18"><text:line-break/></text:span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5" draw:text-style-name="P10" draw:layer="layout" svg:x1="12.17cm" svg:y1="3.175cm" svg:x2="12.065cm" svg:y2="13.123cm">
          <text:p/>
        </draw:line>
        <draw:custom-shape draw:name="Line Callout 1 1" draw:style-name="gr15" draw:text-style-name="P43" draw:layer="layout" svg:width="4.55cm" svg:height="3.174cm" svg:x="14.471cm" svg:y="14.583cm">
          <text:p text:style-name="P30"><text:span text:style-name="T37">Why</text:span><text:span text:style-name="T37">?</text:span></text:p>
          <draw:enhanced-geometry draw:mirror-horizontal="false" draw:mirror-vertical="false" svg:viewBox="0 0 0 0" draw:text-areas="0 0 ?f4 ?f7" draw:type="ooxml-borderCallout1" draw:modifiers="18750 -8333 -15220 -240046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anim:par presentation:node-type="timing-root">
          <anim:par smil:begin="id2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 objects with pointers – like in c" draw:style-name="dp1" draw:master-page-name="כותרת_20_ותוכן" presentation:presentation-page-layout-name="AL2T11" xml:id="id28" draw:id="id28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Const objects with pointers – like in c</text:span></text:p>
          </draw:text-box>
        </draw:frame>
        <draw:frame draw:name="מציין מיקום של מספר שקופית 6" presentation:style-name="pr5" draw:text-style-name="P20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10" draw:text-style-name="P44" draw:layer="layout" svg:width="23.706cm" svg:height="15.874cm" svg:x="0.846cm" svg:y="2.54cm" presentation:class="outline" presentation:user-transformed="true">
          <draw:text-box>
            <text:p text:style-name="P17"><text:span text:style-name="T52">class</text:span><text:span text:style-name="T53"> B { </text:span><text:span text:style-name="T52">public</text:span><text:span text:style-name="T53">: </text:span></text:p>
            <text:p text:style-name="P17"><text:span text:style-name="T53"><text:s text:c="3"/></text:span><text:span text:style-name="T52">int</text:span><text:span text:style-name="T53"> _n; </text:span><text:span text:style-name="T53"><text:line-break/></text:span><text:span text:style-name="T53">};</text:span></text:p>
            <text:p text:style-name="P17"><text:span text:style-name="T53"><text:s/></text:span><text:span text:style-name="T53"><text:line-break/></text:span><text:span text:style-name="T52">class</text:span><text:span text:style-name="T53"> A { </text:span><text:span text:style-name="T52">public</text:span><text:span text:style-name="T53">: </text:span><text:span text:style-name="T53"><text:line-break/></text:span><text:span text:style-name="T53">   B* _p; </text:span><text:span text:style-name="T53"><text:line-break/></text:span><text:span text:style-name="T53">   A(); </text:span><text:span text:style-name="T53"><text:line-break/></text:span><text:span text:style-name="T53">   </text:span><text:span text:style-name="T52">void</text:span><text:span text:style-name="T53"> foo() </text:span><text:span text:style-name="T52">const</text:span><text:span text:style-name="T53">; </text:span><text:span text:style-name="T53"><text:line-break/></text:span><text:span text:style-name="T53">};</text:span></text:p>
            <text:p text:style-name="P17"><text:span text:style-name="T53"><text:s/></text:span><text:span text:style-name="T53"><text:line-break/></text:span><text:span text:style-name="T53">A::A() : _p(</text:span><text:span text:style-name="T52">new</text:span><text:span text:style-name="T53"> B) { </text:span><text:span text:style-name="T53"><text:line-break/></text:span><text:span text:style-name="T53">   _p-&gt;_n = </text:span><text:span text:style-name="T54">17</text:span><text:span text:style-name="T53">; </text:span><text:span text:style-name="T53"><text:line-break/></text:span><text:span text:style-name="T53">} </text:span><text:span text:style-name="T53"><text:line-break/></text:span><text:span text:style-name="T53"/></text:p>
          </draw:text-box>
        </draw:frame>
        <draw:line draw:name="Line 4" draw:style-name="gr5" draw:text-style-name="P10" draw:layer="layout" svg:x1="11.853cm" svg:y1="3.108cm" svg:x2="11.893cm" svg:y2="18.415cm">
          <text:p/>
        </draw:line>
        <draw:custom-shape draw:name="Rectangle 6" draw:style-name="gr16" draw:text-style-name="P45" draw:layer="layout" svg:width="11.641cm" svg:height="2.742cm" svg:x="0.254cm" svg:y="15.494cm">
          <text:p text:style-name="P38"><text:span text:style-name="T49">// output</text:span></text:p>
          <text:p text:style-name="P38"><text:span text:style-name="T50">17</text:span></text:p>
          <text:p text:style-name="P38"><text:span text:style-name="T50">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46" draw:layer="layout" svg:width="9.934cm" svg:height="18.402cm" svg:x="13.942cm" svg:y="2.539cm">
          <draw:text-box>
            <text:p text:style-name="P17"><text:span text:style-name="T52">void</text:span><text:span text:style-name="T53"> A::foo() </text:span><text:span text:style-name="T52">const</text:span><text:span text:style-name="T53"> </text:span><text:span text:style-name="T53"><text:line-break/></text:span><text:span text:style-name="T53">{ </text:span><text:span text:style-name="T53"><text:line-break/></text:span><text:span text:style-name="T53">   </text:span><text:span text:style-name="T55">//_p++;//won’t compile <text:s text:c="3"/></text:span><text:span text:style-name="T53">_p-&gt;_n++; </text:span><text:span text:style-name="T55">// this will ! </text:span><text:span text:style-name="T55"><text:line-break/></text:span><text:span text:style-name="T53">} </text:span></text:p>
            <text:p text:style-name="P17"><text:span text:style-name="T53"/></text:p>
            <text:p text:style-name="P17"><text:span text:style-name="T52">int</text:span><text:span text:style-name="T53"> main()</text:span><text:span text:style-name="T53"><text:line-break/></text:span><text:span text:style-name="T53">{ </text:span><text:span text:style-name="T53"><text:line-break/></text:span><text:span text:style-name="T53">   </text:span><text:span text:style-name="T52">const</text:span><text:span text:style-name="T53"> A a; </text:span><text:span text:style-name="T53"><text:line-break/></text:span><text:span text:style-name="T53"> <text:s text:c="2"/>cout &lt;&lt; </text:span><text:span text:style-name="T53"><text:line-break/></text:span><text:span text:style-name="T53"> <text:s text:c="3"/>   a._p-&gt;_n &lt;&lt; endl; </text:span><text:span text:style-name="T53"><text:line-break/></text:span><text:span text:style-name="T53">   a.foo(); </text:span><text:span text:style-name="T53"><text:line-break/></text:span><text:span text:style-name="T53"> <text:s text:c="2"/>cout &lt;&lt; </text:span><text:span text:style-name="T53"><text:line-break/></text:span><text:span text:style-name="T53"> <text:s text:c="2"/>   a._p-&gt;_n &lt;&lt; endl; </text:span></text:p>
            <text:p text:style-name="P17"><text:span text:style-name="T53">}</text:span></text:p>
          </draw:text-box>
        </draw:frame>
        <anim:par presentation:node-type="timing-root">
          <anim:par smil:begin="id2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4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 objects with references" draw:style-name="dp1" draw:master-page-name="כותרת_20_ותוכן" presentation:presentation-page-layout-name="AL2T11" xml:id="id29" draw:id="id29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Const objects with references</text:span></text:p>
          </draw:text-box>
        </draw:frame>
        <draw:frame draw:name="מציין מיקום של מספר שקופית 6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7" draw:text-style-name="P13" draw:layer="layout" svg:width="23.706cm" svg:height="15.874cm" svg:x="0.847cm" svg:y="2.54cm" presentation:class="outline" presentation:user-transformed="true">
          <draw:text-box>
            <text:p text:style-name="P17"><text:span text:style-name="T33">class</text:span><text:span text:style-name="T34"> A </text:span><text:span text:style-name="T34"><text:line-break/></text:span><text:span text:style-name="T34">{ </text:span><text:span text:style-name="T34"><text:line-break/></text:span><text:span text:style-name="T33">public</text:span><text:span text:style-name="T34">: </text:span><text:span text:style-name="T34"><text:line-break/></text:span><text:span text:style-name="T34">   </text:span><text:span text:style-name="T33">int</text:span><text:span text:style-name="T34"> &amp; _i; </text:span><text:span text:style-name="T34"><text:line-break/></text:span><text:span text:style-name="T34">   A(</text:span><text:span text:style-name="T33">int</text:span><text:span text:style-name="T34"> &amp;i); </text:span><text:span text:style-name="T34"><text:line-break/></text:span><text:span text:style-name="T34">   </text:span><text:span text:style-name="T33">void</text:span><text:span text:style-name="T34"> foo() </text:span><text:span text:style-name="T33">const</text:span><text:span text:style-name="T34">; </text:span><text:span text:style-name="T34"><text:line-break/></text:span><text:span text:style-name="T34">}; </text:span><text:span text:style-name="T34"><text:line-break/></text:span><text:span text:style-name="T34">A::A(</text:span><text:span text:style-name="T33">int</text:span><text:span text:style-name="T34"> &amp;i) : _i(i) </text:span><text:span text:style-name="T34"><text:line-break/></text:span><text:span text:style-name="T34">{ </text:span><text:span text:style-name="T34"><text:line-break/></text:span><text:span text:style-name="T34">    </text:span><text:span text:style-name="T34"><text:line-break/></text:span><text:span text:style-name="T34">} </text:span><text:span text:style-name="T34"><text:line-break/></text:span><text:span text:style-name="T33">void</text:span><text:span text:style-name="T34"> A::foo() </text:span><text:span text:style-name="T33">const</text:span><text:span text:style-name="T34"> </text:span><text:span text:style-name="T34"><text:line-break/></text:span><text:span text:style-name="T34">{ </text:span><text:span text:style-name="T34"><text:line-break/></text:span><text:span text:style-name="T34">   _i++; </text:span><text:span text:style-name="T34"><text:line-break/></text:span><text:span text:style-name="T34">} </text:span><text:span text:style-name="T34"><text:line-break/></text:span><text:span text:style-name="T33">int</text:span><text:span text:style-name="T34"> main() </text:span><text:span text:style-name="T34"><text:line-break/></text:span><text:span text:style-name="T34">{ </text:span><text:span text:style-name="T34"><text:line-break/></text:span><text:span text:style-name="T34">   </text:span><text:span text:style-name="T33">int</text:span><text:span text:style-name="T34"> i = </text:span><text:span text:style-name="T56">5</text:span><text:span text:style-name="T34">; </text:span><text:span text:style-name="T34"><text:line-break/></text:span><text:span text:style-name="T34">   </text:span><text:span text:style-name="T33">const</text:span><text:span text:style-name="T34"> A a (i); </text:span><text:span text:style-name="T34"><text:line-break/></text:span><text:span text:style-name="T34">   std::cout &lt;&lt; </text:span><text:span text:style-name="T34"><text:line-break/></text:span><text:span text:style-name="T34">   a._i &lt;&lt; std::endl; </text:span><text:span text:style-name="T34"><text:line-break/></text:span><text:span text:style-name="T34">   a.foo(); </text:span><text:span text:style-name="T34"><text:line-break/></text:span><text:span text:style-name="T34">   std::cout &lt;&lt; </text:span><text:span text:style-name="T34"><text:line-break/></text:span><text:span text:style-name="T34">   a._i &lt;&lt; std::endl; </text:span><text:span text:style-name="T34"><text:line-break/></text:span><text:span text:style-name="T34">} </text:span></text:p>
          </draw:text-box>
        </draw:frame>
        <draw:line draw:name="Line 4" draw:style-name="gr5" draw:text-style-name="P10" draw:layer="layout" svg:x1="11.853cm" svg:y1="3.32cm" svg:x2="11.893cm" svg:y2="18.203cm">
          <text:p/>
        </draw:line>
        <draw:custom-shape draw:name="Rectangle 6" draw:style-name="gr18" draw:text-style-name="P48" draw:layer="layout" svg:width="12.382cm" svg:height="2.742cm" svg:x="12.171cm" svg:y="15.663cm">
          <text:p text:style-name="P38"><text:span text:style-name="T49">// output</text:span></text:p>
          <text:p text:style-name="P39"><text:span text:style-name="T50">5</text:span></text:p>
          <text:p text:style-name="P39"><text:span text:style-name="T50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ialization of const and ref." draw:style-name="dp1" draw:master-page-name="כותרת_20_ותוכן" presentation:presentation-page-layout-name="AL2T11" xml:id="id30" draw:id="id30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Initialization of const and ref.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10" draw:text-style-name="P13" draw:layer="layout" svg:width="24.129cm" svg:height="15.662cm" svg:x="0.635cm" svg:y="2.752cm" presentation:class="outline" presentation:user-transformed="true">
          <draw:text-box>
            <text:p text:style-name="P17"><text:span text:style-name="T33">class</text:span><text:span text:style-name="T34"> A </text:span><text:span text:style-name="T34"><text:line-break/></text:span><text:span text:style-name="T34">{ </text:span><text:span text:style-name="T34"><text:line-break/></text:span><text:span text:style-name="T34">   </text:span><text:span text:style-name="T33">int</text:span><text:span text:style-name="T34">&amp; _a; </text:span><text:span text:style-name="T34"><text:line-break/></text:span><text:span text:style-name="T34">   </text:span><text:span text:style-name="T33">const</text:span><text:span text:style-name="T34"> </text:span><text:span text:style-name="T33">int</text:span><text:span text:style-name="T34"> _b; </text:span><text:span text:style-name="T34"><text:line-break/></text:span><text:span text:style-name="T33">public</text:span><text:span text:style-name="T34">: </text:span><text:span text:style-name="T34"><text:line-break/></text:span><text:span text:style-name="T34">   A(</text:span><text:span text:style-name="T33">int</text:span><text:span text:style-name="T34">&amp; a); </text:span><text:span text:style-name="T34"><text:line-break/></text:span><text:span text:style-name="T34">}; </text:span><text:span text:style-name="T34"><text:line-break/></text:span><text:span text:style-name="T34">A::A(</text:span><text:span text:style-name="T33">int</text:span><text:span text:style-name="T34">&amp; a) </text:span><text:span text:style-name="T34"><text:line-break/></text:span><text:span text:style-name="T34">{ </text:span><text:span text:style-name="T34"><text:line-break/></text:span><text:span text:style-name="T34">   _a = a; </text:span><text:span text:style-name="T34"><text:line-break/></text:span><text:span text:style-name="T34">   _b = </text:span><text:span text:style-name="T56">5</text:span><text:span text:style-name="T34">; </text:span><text:span text:style-name="T34"><text:line-break/></text:span><text:span text:style-name="T34">} </text:span><text:span text:style-name="T34"><text:line-break/></text:span><text:span text:style-name="T34"><text:line-break/></text:span><text:span text:style-name="T34"><text:line-break/></text:span><text:span text:style-name="T34"/></text:p>
            <text:p text:style-name="P17"><text:span text:style-name="T34"><text:line-break/></text:span><text:span text:style-name="T34"/></text:p>
          </draw:text-box>
        </draw:frame>
        <draw:line draw:name="Line 5" draw:style-name="gr5" draw:text-style-name="P10" draw:layer="layout" svg:x1="13.123cm" svg:y1="2.54cm" svg:x2="13.124cm" svg:y2="18.415cm">
          <text:p/>
        </draw:line>
        <draw:custom-shape draw:name="Rectangle 8" draw:style-name="gr19" draw:text-style-name="P50" draw:layer="layout" svg:width="23.185cm" svg:height="5.079cm" svg:x="1.79cm" svg:y="13.97cm">
          <text:p text:style-name="P49"><text:span text:style-name="T57">// compilation error</text:span></text:p>
          <text:p text:style-name="P49"><text:span text:style-name="T58">Const and ref vars must initialized in their declaration (when they are created): </text:span></text:p>
          <text:p text:style-name="P49"><text:span text:style-name="T58">For fields of a class it’s in the initialization li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ialization of const and ref" draw:style-name="dp1" draw:master-page-name="כותרת_20_ותוכן" presentation:presentation-page-layout-name="AL2T11" xml:id="id31" draw:id="id3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Initialization of const and ref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10" draw:text-style-name="P13" draw:layer="layout" svg:width="24.129cm" svg:height="15.662cm" svg:x="0.635cm" svg:y="2.752cm" presentation:class="outline" presentation:user-transformed="true">
          <draw:text-box>
            <text:p text:style-name="P17"><text:span text:style-name="T33">class</text:span><text:span text:style-name="T34"> A </text:span><text:span text:style-name="T34"><text:line-break/></text:span><text:span text:style-name="T34">{ </text:span><text:span text:style-name="T34"><text:line-break/></text:span><text:span text:style-name="T34">   </text:span><text:span text:style-name="T33">int</text:span><text:span text:style-name="T34">&amp; _a; </text:span><text:span text:style-name="T34"><text:line-break/></text:span><text:span text:style-name="T34">   </text:span><text:span text:style-name="T33">const</text:span><text:span text:style-name="T34"> </text:span><text:span text:style-name="T33">int</text:span><text:span text:style-name="T34"> _b; </text:span><text:span text:style-name="T34"><text:line-break/></text:span><text:span text:style-name="T33">public</text:span><text:span text:style-name="T34">: </text:span><text:span text:style-name="T34"><text:line-break/></text:span><text:span text:style-name="T34">   A(</text:span><text:span text:style-name="T33">int</text:span><text:span text:style-name="T34">&amp; a); </text:span><text:span text:style-name="T34"><text:line-break/></text:span><text:span text:style-name="T34">}; </text:span><text:span text:style-name="T34"><text:line-break/></text:span><text:span text:style-name="T34">A::A(</text:span><text:span text:style-name="T33">int</text:span><text:span text:style-name="T34">&amp; a) </text:span><text:span text:style-name="T34"><text:line-break/></text:span><text:span text:style-name="T34">{ </text:span><text:span text:style-name="T34"><text:line-break/></text:span><text:span text:style-name="T34">   _a = a; </text:span><text:span text:style-name="T34"><text:line-break/></text:span><text:span text:style-name="T34">   _b = </text:span><text:span text:style-name="T56">5</text:span><text:span text:style-name="T34">; </text:span><text:span text:style-name="T34"><text:line-break/></text:span><text:span text:style-name="T34">} </text:span><text:span text:style-name="T34"><text:line-break/></text:span><text:span text:style-name="T34"><text:line-break/></text:span><text:span text:style-name="T34"><text:line-break/></text:span><text:span text:style-name="T34"/></text:p>
            <text:p text:style-name="P17"><text:span text:style-name="T34"><text:line-break/></text:span><text:span text:style-name="T34"/></text:p>
          </draw:text-box>
        </draw:frame>
        <draw:line draw:name="Line 5" draw:style-name="gr5" draw:text-style-name="P10" draw:layer="layout" svg:x1="13.123cm" svg:y1="2.54cm" svg:x2="13.124cm" svg:y2="18.415cm">
          <text:p/>
        </draw:line>
        <draw:custom-shape draw:name="Rectangle 8" draw:style-name="gr20" draw:text-style-name="P51" draw:layer="layout" svg:width="11.12cm" svg:height="5.079cm" svg:x="1.79cm" svg:y="13.97cm">
          <text:p text:style-name="P49"><text:span text:style-name="T57">// compilation err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1" draw:text-style-name="P10" draw:layer="layout" svg:width="11.641cm" svg:height="14.181cm" svg:x="13.758cm" svg:y="2.54cm">
          <text:p text:style-name="P14"><text:span text:style-name="T16">class</text:span><text:span text:style-name="T17"> A </text:span><text:span text:style-name="T17"><text:line-break/></text:span><text:span text:style-name="T17">{ </text:span><text:span text:style-name="T17"><text:line-break/></text:span><text:span text:style-name="T17">   </text:span><text:span text:style-name="T16">int</text:span><text:span text:style-name="T17">&amp; _a; </text:span><text:span text:style-name="T17"><text:line-break/></text:span><text:span text:style-name="T17">   </text:span><text:span text:style-name="T16">const</text:span><text:span text:style-name="T17"> </text:span><text:span text:style-name="T16">int</text:span><text:span text:style-name="T17"> _b; </text:span><text:span text:style-name="T17"><text:line-break/></text:span><text:span text:style-name="T16">public</text:span><text:span text:style-name="T17">: </text:span><text:span text:style-name="T17"><text:line-break/></text:span><text:span text:style-name="T17">   A(</text:span><text:span text:style-name="T16">int</text:span><text:span text:style-name="T17">&amp; a); </text:span><text:span text:style-name="T17"><text:line-break/></text:span><text:span text:style-name="T17">}; </text:span><text:span text:style-name="T17"><text:line-break/></text:span><text:span text:style-name="T17">A::A(</text:span><text:span text:style-name="T16">int</text:span><text:span text:style-name="T17">&amp; a) <text:s/></text:span><text:span text:style-name="T17"><text:line-break/></text:span><text:span text:style-name="T17"> : _a(a), _b(</text:span><text:span text:style-name="T36">5</text:span><text:span text:style-name="T17">) </text:span><text:span text:style-name="T17"><text:line-break/></text:span><text:span text:style-name="T17">{ </text:span><text:span text:style-name="T17"><text:line-break/></text:span><text:span text:style-name="T17">} </text:span><text:span text:style-name="T17"><text:line-break/></text:span><text:span text:style-name="T17"><text:line-break/></text:span><text:span text:style-name="T17"><text:line-break/></text:span><text:span text:style-name="T17"/></text:p>
          <text:p text:style-name="P14"><text:span text:style-name="T18"><text:line-break/></text:span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2" draw:text-style-name="P52" draw:layer="layout" svg:width="11.12cm" svg:height="5.079cm" svg:x="13.758cm" svg:y="13.97cm">
          <text:p text:style-name="P49"><text:span text:style-name="T59">// compiles o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1" draw:style-name="gr23" draw:text-style-name="P10" draw:layer="layout" svg:width="7.407cm" svg:height="1.057cm" svg:x="13.758cm" svg:y="10.7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table" draw:style-name="dp1" draw:master-page-name="כותרת_20_ותוכן" presentation:presentation-page-layout-name="AL2T11" xml:id="id32" draw:id="id32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mutable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7" draw:text-style-name="P13" draw:layer="layout" svg:width="23.706cm" svg:height="15.874cm" svg:x="0.847cm" svg:y="2.54cm" presentation:class="outline" presentation:user-transformed="true">
          <draw:text-box>
            <text:list text:style-name="L11">
              <text:list-item>
                <text:p text:style-name="P53"><text:span text:style-name="T60">mutable </text:span><text:span text:style-name="T28">means that a variable can be changed by a const function (even if the object is </text:span><text:span text:style-name="T28">const)</text:span></text:p>
              </text:list-item>
              <text:list-item>
                <text:p text:style-name="P53"><text:span text:style-name="T28">Can be applied only to </text:span><text:span text:style-name="T61">non-static and non-const data members of a class</text:span></text:p>
              </text:list-item>
            </text:list>
          </draw:text-box>
        </draw:frame>
        <anim:par presentation:node-type="timing-root">
          <anim:par smil:begin="id3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table: example #1" draw:style-name="dp1" draw:master-page-name="כותרת_20_ותוכן" presentation:presentation-page-layout-name="AL2T11" xml:id="id33" draw:id="id33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mutable: example #1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7" draw:text-style-name="P13" draw:layer="layout" svg:width="23.706cm" svg:height="15.874cm" svg:x="0.847cm" svg:y="2.54cm" presentation:class="outline" presentation:user-transformed="true">
          <draw:text-box>
            <text:p text:style-name="P12"><text:span text:style-name="T60">class</text:span><text:span text:style-name="T62"> X</text:span></text:p>
            <text:p text:style-name="P12"><text:span text:style-name="T62">{ </text:span><text:span text:style-name="T62"><text:line-break/></text:span><text:span text:style-name="T60">public</text:span><text:span text:style-name="T62">:</text:span></text:p>
            <text:p text:style-name="P12"><text:span text:style-name="T62"><text:s text:c="2"/></text:span><text:span text:style-name="T62">...</text:span></text:p>
            <text:p text:style-name="P12"><text:span text:style-name="T62"><text:s text:c="2"/></text:span><text:span text:style-name="T62">X() : _fooAccessCount(0) {}</text:span></text:p>
            <text:p text:style-name="P12"><text:span text:style-name="T62"> </text:span></text:p>
            <text:p text:style-name="P12"><text:span text:style-name="T62">  </text:span><text:span text:style-name="T60">bool</text:span><text:span text:style-name="T62"> foo() </text:span><text:span text:style-name="T60">const</text:span><text:span text:style-name="T62"> </text:span><text:span text:style-name="T62"><text:line-break/></text:span><text:span text:style-name="T62">   { </text:span><text:span text:style-name="T62"><text:line-break/></text:span><text:span text:style-name="T62">      ++_fooAccessCount;</text:span></text:p>
            <text:p text:style-name="P12"><text:span text:style-name="T62"><text:s text:c="6"/></text:span><text:span text:style-name="T62">... </text:span><text:span text:style-name="T62"><text:line-break/></text:span><text:span text:style-name="T62">   } </text:span></text:p>
            <text:p text:style-name="P12"><text:span text:style-name="T62"><text:s text:c="3"/></text:span><text:span text:style-name="T60">unsigned int </text:span><text:span text:style-name="T62">fooAccessCount() { return _fooAccessCount; }</text:span><text:span text:style-name="T62"><text:line-break/></text:span><text:span text:style-name="T62"/></text:p>
            <text:p text:style-name="P12"><text:span text:style-name="T60">private</text:span><text:span text:style-name="T62">: </text:span><text:span text:style-name="T62"><text:line-break/></text:span><text:span text:style-name="T62">   </text:span><text:span text:style-name="T60">mutable unsigned int </text:span><text:span text:style-name="T62">_fooAccessCount; </text:span><text:span text:style-name="T62"><text:line-break/></text:span><text:span text:style-name="T62">}; </text:span><text:span text:style-name="T62"><text:line-break/></text:span><text:span text:style-name="T62"/></text:p>
          </draw:text-box>
        </draw:frame>
        <anim:par presentation:node-type="timing-root">
          <anim:par smil:begin="id3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table: example #2" draw:style-name="dp1" draw:master-page-name="כותרת_20_ותוכן" presentation:presentation-page-layout-name="AL2T11" xml:id="id34" draw:id="id34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mutable: example #2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7" draw:text-style-name="P13" draw:layer="layout" svg:width="23.706cm" svg:height="15.874cm" svg:x="0.847cm" svg:y="2.54cm" presentation:class="outline" presentation:user-transformed="true">
          <draw:text-box>
            <text:p text:style-name="P12"><text:span text:style-name="T60">class</text:span><text:span text:style-name="T62"> Shape</text:span></text:p>
            <text:p text:style-name="P12"><text:span text:style-name="T62">{ </text:span><text:span text:style-name="T62"><text:line-break/></text:span><text:span text:style-name="T60">public</text:span><text:span text:style-name="T62">:</text:span></text:p>
            <text:p text:style-name="P12"><text:span text:style-name="T62"><text:s text:c="2"/></text:span><text:span text:style-name="T62">...</text:span></text:p>
            <text:p text:style-name="P12"><text:span text:style-name="T60"><text:s text:c="2"/></text:span><text:span text:style-name="T60">void </text:span><text:span text:style-name="T62">set...(...) { _areaNeedUpdate= </text:span><text:span text:style-name="T60">true</text:span><text:span text:style-name="T62">; ... }</text:span><text:span text:style-name="T60"> </text:span><text:span text:style-name="T62">  </text:span></text:p>
            <text:p text:style-name="P12"><text:span text:style-name="T60"><text:s text:c="2"/></text:span><text:span text:style-name="T60">double</text:span><text:span text:style-name="T62"> area() </text:span><text:span text:style-name="T60">const</text:span><text:span text:style-name="T62"> </text:span><text:span text:style-name="T62"><text:line-break/></text:span><text:span text:style-name="T62">   { </text:span><text:span text:style-name="T62"><text:line-break/></text:span><text:span text:style-name="T62">      if (_areaNeedUpdate) {</text:span></text:p>
            <text:p text:style-name="P12"><text:span text:style-name="T62"><text:s text:c="9"/></text:span><text:span text:style-name="T62">...</text:span></text:p>
            <text:p text:style-name="P12"><text:span text:style-name="T62"><text:s text:c="9"/></text:span><text:span text:style-name="T62">_areaNeedUpdate= </text:span><text:span text:style-name="T60">false</text:span><text:span text:style-name="T62">;</text:span></text:p>
            <text:p text:style-name="P12"><text:span text:style-name="T62"><text:s text:c="6"/></text:span><text:span text:style-name="T62">}</text:span></text:p>
            <text:p text:style-name="P12"><text:span text:style-name="T62"><text:s text:c="6"/></text:span><text:span text:style-name="T62">return _area; </text:span><text:span text:style-name="T62"><text:line-break/></text:span><text:span text:style-name="T62">   } </text:span></text:p>
            <text:p text:style-name="P12"><text:span text:style-name="T60">private</text:span><text:span text:style-name="T62">: </text:span><text:span text:style-name="T62"><text:line-break/></text:span><text:span text:style-name="T62">   </text:span><text:span text:style-name="T60">mutable bool </text:span><text:span text:style-name="T62">_areaNeedUpdate= </text:span><text:span text:style-name="T60">true</text:span><text:span text:style-name="T62">;</text:span></text:p>
            <text:p text:style-name="P12"><text:span text:style-name="T62"><text:s text:c="3"/></text:span><text:span text:style-name="T60">mutable double </text:span><text:span text:style-name="T62">_area;</text:span><text:span text:style-name="T62"><text:line-break/></text:span><text:span text:style-name="T62">}; </text:span><text:span text:style-name="T62"><text:line-break/></text:span><text:span text:style-name="T62"/></text:p>
          </draw:text-box>
        </draw:frame>
        <anim:par presentation:node-type="timing-root">
          <anim:par smil:begin="id3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כותרת_20_ותוכן" presentation:presentation-page-layout-name="AL2T11" xml:id="id35" draw:id="id35">
        <office:forms form:automatic-focus="false" form:apply-design-mode="false"/>
        <draw:frame presentation:style-name="pr11" draw:text-style-name="P54" draw:layer="layout" svg:width="23.706cm" svg:height="1.776cm" svg:x="0.847cm" svg:y="0.763cm" presentation:class="title" presentation:user-transformed="true">
          <draw:text-box>
            <text:p text:style-name="P54">Copy Constructor</text:p>
          </draw:text-box>
        </draw:frame>
        <draw:frame draw:style-name="gr24" draw:text-style-name="P56" draw:layer="layout" svg:width="23.368cm" svg:height="7.361cm" svg:x="1.016cm" svg:y="3.556cm">
          <draw:text-box>
            <text:list text:style-name="L1">
              <text:list-item>
                <text:p text:style-name="P55">Called whenever an object of type T is copied.</text:p>
              </text:list-item>
              <text:list-item>
                <text:p text:style-name="P55">Copy Constructor to class T<text:line-break/>gets as argument <text:span text:style-name="T63">const T&amp;</text:span>.</text:p>
              </text:list-item>
              <text:list-item>
                <text:p text:style-name="P55"><text:span text:style-name="T64">Why?</text:span></text:p>
              </text:list-item>
            </text:list>
          </draw:text-box>
        </draw:frame>
        <anim:par presentation:node-type="timing-root">
          <anim:par smil:begin="id3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1" svg:font-family="Arial"/>
    <style:font-face style:name="Consolas1" svg:font-family="Consolas"/>
    <style:font-face style:name="Arial5" svg:font-family="Arial" style:font-family-generic="modern"/>
    <style:font-face style:name="Courier New2" svg:font-family="'Courier New'" style:font-family-generic="modern"/>
    <style:font-face style:name="Arial4" svg:font-family="Arial" style:font-family-generic="roma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6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1" draw:display-name="msFillBitmap 11" xlink:href="Pictures/100000000000001000000001D32C84ABC71FCAFD.png" xlink:type="simple" xlink:show="embed" xlink:actuate="onLoad"/>
    <draw:fill-image draw:name="msFillBitmap_20_12" draw:display-name="msFillBitmap 12" xlink:href="Pictures/100000000000001000000001D32C84ABC71FCAFD.png" xlink:type="simple" xlink:show="embed" xlink:actuate="onLoad"/>
    <draw:fill-image draw:name="msFillBitmap_20_13" draw:display-name="msFillBitmap 13" xlink:href="Pictures/100000000000001000000001D32C84ABC71FCAFD.png" xlink:type="simple" xlink:show="embed" xlink:actuate="onLoad"/>
    <draw:fill-image draw:name="msFillBitmap_20_14" draw:display-name="msFillBitmap 14" xlink:href="Pictures/100000000000001000000001D32C84ABC71FCAFD.png" xlink:type="simple" xlink:show="embed" xlink:actuate="onLoad"/>
    <draw:fill-image draw:name="msFillBitmap_20_15" draw:display-name="msFillBitmap 15" xlink:href="Pictures/100000000000001000000001D32C84ABC71FCAFD.png" xlink:type="simple" xlink:show="embed" xlink:actuate="onLoad"/>
    <draw:fill-image draw:name="msFillBitmap_20_16" draw:display-name="msFillBitmap 16" xlink:href="Pictures/100000000000001000000001D32C84ABC71FCAFD.png" xlink:type="simple" xlink:show="embed" xlink:actuate="onLoad"/>
    <draw:fill-image draw:name="msFillBitmap_20_17" draw:display-name="msFillBitmap 17" xlink:href="Pictures/100000000000001000000001D32C84ABC71FCAFD.png" xlink:type="simple" xlink:show="embed" xlink:actuate="onLoad"/>
    <draw:fill-image draw:name="msFillBitmap_20_18" draw:display-name="msFillBitmap 18" xlink:href="Pictures/100000000000001000000001D32C84ABC71FCAFD.png" xlink:type="simple" xlink:show="embed" xlink:actuate="onLoad"/>
    <draw:fill-image draw:name="msFillBitmap_20_19" draw:display-name="msFillBitmap 19" xlink:href="Pictures/100000000000001000000001D32C84ABC71FCAF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background" style:display-name="שקופית כותרת_-background" style:family="presentation">
      <style:graphic-properties draw:stroke="none" draw:fill="gradient"/>
      <style:text-properties style:letter-kerning="true"/>
    </style:style>
    <style:style style:name="שקופית_20_כותרת_5f_-backgroundobjects" style:display-name="שקופית כותרת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_5f_-notes" style:display-name="שקופית כותרת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_5f_-outline1" style:display-name="שקופית כותרת_-outline1" style:family="presentation">
      <style:graphic-properties draw:stroke="none" draw:fill="none" draw:auto-grow-height="false" draw:fit-to-size="shrink-to-fit">
        <text:list-style style:name="שקופית_20_כותרת_5f_-outline1" style:display-name="שקופית כותרת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outline2" style:display-name="שקופית כותרת_-outline2" style:family="presentation" style:parent-style-name="שקופית_20_כותרת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3" style:display-name="שקופית כותרת_-outline3" style:family="presentation" style:parent-style-name="שקופית_20_כותרת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4" style:display-name="שקופית כותרת_-outline4" style:family="presentation" style:parent-style-name="שקופית_20_כותרת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5" style:display-name="שקופית כותרת_-outline5" style:family="presentation" style:parent-style-name="שקופית_20_כותרת_5f_-outline4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6" style:display-name="שקופית כותרת_-outline6" style:family="presentation" style:parent-style-name="שקופית_20_כותרת_5f_-outline5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7" style:display-name="שקופית כותרת_-outline7" style:family="presentation" style:parent-style-name="שקופית_20_כותרת_5f_-outline6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8" style:display-name="שקופית כותרת_-outline8" style:family="presentation" style:parent-style-name="שקופית_20_כותרת_5f_-outline7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9" style:display-name="שקופית כותרת_-outline9" style:family="presentation" style:parent-style-name="שקופית_20_כותרת_5f_-outline8">
      <style:paragraph-properties fo:margin-top="0.1cm" fo:margin-bottom="0cm"/>
      <style:text-properties fo:font-size="20pt" style:font-size-asian="20pt" style:font-size-complex="20pt"/>
    </style:style>
    <style:style style:name="שקופית_20_כותרת_5f_-subtitle" style:display-name="שקופית כותרת_-subtitle" style:family="presentation">
      <style:graphic-properties draw:stroke="none" draw:fill="none" draw:textarea-vertical-align="middle">
        <text:list-style style:name="שקופית_20_כותרת_5f_-subtitle" style:display-name="שקופית כותרת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_5f_-title" style:display-name="שקופית כותרת_-title" style:family="presentation">
      <style:graphic-properties draw:stroke="none" draw:fill="none" draw:textarea-vertical-align="middle">
        <text:list-style style:name="שקופית_20_כותרת_5f_-title" style:display-name="שקופית כותרת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0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17.802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1" style:family="graphic" style:parent-style-name="standard">
      <style:graphic-properties draw:stroke="none" svg:stroke-width="0.053cm" draw:fill="solid" draw:fill-color="#d34817" draw:textarea-vertical-align="middle" draw:auto-grow-height="false" draw:fit-to-size="false" fo:min-height="3.993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2" style:family="graphic" style:parent-style-name="standard">
      <style:graphic-properties draw:stroke="none" svg:stroke-width="0.053cm" draw:fill="solid" draw:fill-color="#e5b1ab" draw:textarea-vertical-align="middle" draw:auto-grow-height="false" draw:fit-to-size="false" fo:min-height="0.085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3" style:family="graphic" style:parent-style-name="standard">
      <style:graphic-properties draw:stroke="none" svg:stroke-width="0.053cm" draw:fill="solid" draw:fill-color="#918485" draw:textarea-vertical-align="middle" draw:auto-grow-height="false" draw:fit-to-size="false" fo:min-height="0.057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שקופית_20_כותרת_5f_-backgroundobjects">
      <style:graphic-properties draw:stroke="solid" svg:stroke-width="0.106cm" svg:stroke-color="#ffffff" draw:fill="solid" draw:fill-color="#ffffff" draw:textarea-vertical-align="middle" draw:auto-grow-height="false" draw:fit-to-size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2" style:family="presentation" style:parent-style-name="שקופית_20_כותרת_5f_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3" style:family="presentation" style:parent-style-name="שקופית_20_כותרת_5f_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Mpr14" style:family="presentation" style:parent-style-name="שקופית_20_כותרת_5f_-backgroundobjects">
      <style:graphic-properties draw:stroke="none" draw:fill="none" draw:fill-color="#ffffff" draw:auto-grow-height="false" fo:min-height="1.485cm"/>
    </style:style>
    <style:style style:name="Mpr15" style:family="presentation" style:parent-style-name="שקופית_20_כותרת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8-02-13">13/2/18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office:forms form:automatic-focus="false" form:apply-design-mode="false"/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סגנונות </text:span><text:span text:style-name="MT6">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קופית_20_כותרת_5f_" style:display-name="שקופית כותרת_" style:page-layout-name="PM1" draw:style-name="Mdp1">
      <draw:custom-shape draw:name="מלבן 8" draw:style-name="Mgr8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10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8-02-13">13/2/18</text:date></text:span></text:p>
        </draw:text-box>
      </draw:frame>
      <draw:frame draw:name="מציין מיקום של כותרת תחתונה 16" presentation:style-name="Mpr1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1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11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12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13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1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בסיס</text:span></text:p>
        </draw:text-box>
      </draw:frame>
      <draw:frame presentation:style-name="שקופית_20_כותרת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_5f_-title" draw:layer="backgroundobjects" svg:width="14.848cm" svg:height="11.136cm" svg:x="3.075cm" svg:y="2.257cm" presentation:class="page"/>
        <draw:frame presentation:style-name="שקופית_20_כותרת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085</meta:editing-cycles>
    <meta:print-date>1999-11-04T13:06:28</meta:print-date>
    <meta:creation-date>1999-10-10T10:49:40</meta:creation-date>
    <dc:date>2018-02-13T16:24:34.806404792</dc:date>
    <meta:editing-duration>P26DT18H9M17S</meta:editing-duration>
    <meta:generator>LibreOffice/5.1.6.2$Linux_X86_64 LibreOffice_project/10m0$Build-2</meta:generator>
    <meta:document-statistic meta:object-count="269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45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